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line-height="0.1665in" fo:orphans="2" fo:widows="2"/>
      <style:text-properties fo:font-size="12pt" style:font-size-asian="12pt" style:font-size-complex="12pt"/>
    </style:style>
    <style:style style:name="P2" style:family="paragraph" style:parent-style-name="Standard">
      <style:paragraph-properties fo:line-height="0.1665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body-code">
      <style:paragraph-properties fo:orphans="2" fo:widows="2"/>
    </style:style>
    <style:style style:name="P5" style:family="paragraph" style:parent-style-name="bullet">
      <style:paragraph-properties loext:contextual-spacing="false" fo:margin-top="0in" fo:margin-bottom="0.0693in" fo:orphans="2" fo:widows="2"/>
    </style:style>
    <style:style style:name="P6" style:family="paragraph" style:parent-style-name="code">
      <style:paragraph-properties fo:orphans="2" fo:widows="2"/>
    </style:style>
    <style:style style:name="P7" style:family="paragraph" style:parent-style-name="code">
      <style:paragraph-properties style:line-height-at-least="0.1736in" fo:orphans="2" fo:widows="2"/>
      <style:text-properties fo:font-size="10.5pt" style:font-size-asian="10.5pt" style:font-size-complex="10.5pt"/>
    </style:style>
    <style:style style:name="P8"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9" style:family="paragraph" style:parent-style-name="bullet">
      <style:paragraph-properties fo:margin-left="0in" fo:margin-right="0.25in" fo:text-indent="0in" style:auto-text-indent="false"/>
    </style:style>
    <style:style style:name="P10" style:family="paragraph" style:parent-style-name="CellHeading">
      <style:paragraph-properties loext:contextual-spacing="false"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11" style:family="paragraph" style:parent-style-name="CellBody">
      <style:paragraph-properties loext:contextual-spacing="false"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12" style:family="paragraph" style:parent-style-name="TableTitle">
      <style:paragraph-properties fo:orphans="2" fo:widows="2"/>
    </style:style>
    <style:style style:name="P13" style:family="paragraph" style:parent-style-name="Standard">
      <style:paragraph-properties loext:contextual-spacing="false" fo:margin-top="0in" fo:margin-bottom="0in" fo:orphans="2" fo:widows="2"/>
    </style:style>
    <style:style style:name="P14" style:family="paragraph" style:parent-style-name="Standard">
      <style:paragraph-properties loext:contextual-spacing="false" fo:margin-top="0in" fo:margin-bottom="1in" style:line-height-at-least="0.139in" fo:orphans="2" fo:widows="2"/>
    </style:style>
    <style:style style:name="P15" style:family="paragraph" style:parent-style-name="Standard">
      <style:paragraph-properties loext:contextual-spacing="false" fo:margin-top="0.1665in" fo:margin-bottom="0in" style:line-height-at-least="0.139in" fo:orphans="2" fo:widows="2" fo:keep-with-next="always"/>
    </style:style>
    <style:style style:name="P16" style:family="paragraph" style:parent-style-name="body">
      <style:paragraph-properties fo:orphans="2" fo:widows="2"/>
    </style:style>
    <style:style style:name="P17" style:family="paragraph" style:parent-style-name="body">
      <style:text-properties style:font-name="Times New Roman" fo:font-size="10.5pt" style:font-size-asian="10.5pt" style:font-size-complex="10.5pt"/>
    </style:style>
    <style:style style:name="P18" style:family="paragraph" style:parent-style-name="CellBody">
      <style:paragraph-properties style:line-height-at-least="0.1945in" fo:orphans="2" fo:widows="2"/>
      <style:text-properties fo:font-size="12pt" style:font-size-asian="12pt" style:font-size-complex="12pt"/>
    </style:style>
    <style:style style:name="P19" style:family="paragraph" style:parent-style-name="bullet">
      <style:paragraph-properties loext:contextual-spacing="false" fo:margin-top="0in" fo:margin-bottom="0.0555in" fo:orphans="2" fo:widows="2"/>
      <style:text-properties style:font-name="Courier New" style:font-name-complex="Courier New4"/>
    </style:style>
    <style:style style:name="P20" style:family="paragraph" style:parent-style-name="bullet2">
      <style:paragraph-properties loext:contextual-spacing="false" fo:margin-top="0in" fo:margin-bottom="0.0138in" fo:orphans="2" fo:widows="2"/>
    </style:style>
    <style:style style:name="P21" style:family="paragraph" style:parent-style-name="bullet2">
      <style:paragraph-properties loext:contextual-spacing="false" fo:margin-top="0in" fo:margin-bottom="0.0138in" fo:text-align="start" style:justify-single-word="false" fo:orphans="2" fo:widows="2"/>
    </style:style>
    <style:style style:name="P22" style:family="paragraph" style:parent-style-name="sectionheading">
      <style:paragraph-properties loext:contextual-spacing="false" fo:margin-top="0.0417in" fo:margin-bottom="0.0555in" fo:orphans="2" fo:widows="2"/>
    </style:style>
    <style:style style:name="P23" style:family="paragraph" style:parent-style-name="sectionheading">
      <style:paragraph-properties loext:contextual-spacing="false" fo:margin-top="0.028in" fo:margin-bottom="0.0555in" fo:orphans="2" fo:widows="2"/>
    </style:style>
    <style:style style:name="P24" style:family="paragraph" style:parent-style-name="Heading_20_2">
      <style:paragraph-properties loext:contextual-spacing="false" fo:margin-top="0in" fo:margin-bottom="0.0555in" fo:orphans="2" fo:widows="2"/>
    </style:style>
    <style:style style:name="P25" style:family="paragraph" style:parent-style-name="Heading_20_2" style:master-page-name="">
      <style:paragraph-properties loext:contextual-spacing="false" fo:margin-left="0.0098in" fo:margin-right="0in" fo:margin-top="0in" fo:margin-bottom="0.0555in" style:line-height-at-least="0.1598in" fo:orphans="2" fo:widows="2" fo:text-indent="0in" style:auto-text-indent="false" style:page-number="auto" fo:keep-with-next="always" style:writing-mode="lr-tb">
        <style:tab-stops>
          <style:tab-stop style:position="0.5in" style:type="right"/>
          <style:tab-stop style:position="0.7299in"/>
        </style:tab-stops>
      </style:paragraph-properties>
    </style:style>
    <style:style style:name="P26" style:family="paragraph" style:parent-style-name="Heading_20_3">
      <style:paragraph-properties loext:contextual-spacing="false" fo:margin-top="0.0417in" fo:margin-bottom="0.0693in" fo:orphans="2" fo:widows="2"/>
    </style:style>
    <style:style style:name="P27" style:family="paragraph" style:parent-style-name="Standard">
      <style:paragraph-properties fo:line-height="0.1665in" fo:orphans="2" fo:widows="2"/>
      <style:text-properties fo:font-size="12pt" style:font-size-asian="12pt" style:font-size-complex="12pt"/>
    </style:style>
    <style:style style:name="P28" style:family="paragraph" style:parent-style-name="Heading_20_1" style:master-page-name="Standard">
      <style:paragraph-properties loext:contextual-spacing="false" fo:margin-top="0in" fo:margin-bottom="0in" fo:orphans="2" fo:widows="2" style:page-number="auto"/>
    </style:style>
    <style:style style:name="P29" style:family="paragraph">
      <style:paragraph-properties fo:text-align="center"/>
      <style:text-properties fo:font-size="18pt"/>
    </style:style>
    <style:style style:name="T1" style:family="text">
      <style:text-properties style:font-name="Courier New" style:font-name-complex="Courier New4"/>
    </style:style>
    <style:style style:name="T2" style:family="text">
      <style:text-properties style:font-name="Courier New" fo:font-size="7pt" style:font-size-asian="7pt" style:font-name-complex="Courier New4" style:font-size-complex="7pt"/>
    </style:style>
    <style:style style:name="T3" style:family="text">
      <style:text-properties style:font-name="Courier New" fo:font-size="10.5pt" style:font-size-asian="10.5pt" style:font-name-complex="Courier New4"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4"/>
    </style:style>
    <style:style style:name="T7" style:family="text">
      <style:text-properties style:font-name="Courier New2"/>
    </style:style>
    <style:style style:name="T8" style:family="text">
      <style:text-properties style:use-window-font-color="true" style:font-name-asian="Courier" style:font-name-complex="Courier"/>
    </style:style>
    <style:style style:name="T9" style:family="text">
      <style:text-properties style:use-window-font-color="true" style:font-name="Courier New2" style:font-name-asian="Courier" style:font-name-complex="Courier"/>
    </style:style>
    <style:style style:name="T10" style:family="text">
      <style:text-properties style:font-name="Courier New1"/>
    </style:style>
    <style:style style:name="T11" style:family="text">
      <style:text-properties style:font-name="Courier New1" fo:font-size="10.5pt" style:font-size-asian="10.5pt" style:font-name-complex="Courier New4" style:font-size-complex="10.5pt"/>
    </style:style>
    <style:style style:name="T12" style:family="text">
      <style:text-properties style:font-name="Courier New3" fo:font-size="10.5pt" style:font-size-asian="10.5pt"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05553149499392" text:id="ct105553149499392">
          <text:deletion>
            <office:change-info>
              <dc:creator>Craig Russell</dc:creator>
              <dc:date>2021-05-31T17:40:00</dc:date>
            </office:change-info>
            <text:p text:style-name="P1"> </text:p>
          </text:deletion>
        </text:changed-region>
        <text:changed-region xml:id="ct105553149507456" text:id="ct105553149507456">
          <text:insertion>
            <office:change-info>
              <dc:creator>Craig Russell</dc:creator>
              <dc:date>2021-05-31T17:41:00</dc:date>
            </office:change-info>
          </text:insertion>
        </text:changed-region>
        <text:changed-region xml:id="ct105553148923264" text:id="ct105553148923264">
          <text:insertion>
            <office:change-info>
              <dc:creator>Craig Russell</dc:creator>
              <dc:date>2021-05-31T17:34:00</dc:date>
            </office:change-info>
          </text:insertion>
        </text:changed-region>
        <text:changed-region xml:id="ct105553148924800" text:id="ct105553148924800">
          <text:insertion>
            <office:change-info>
              <dc:creator>Craig Russell</dc:creator>
              <dc:date>2021-06-02T12:09:00</dc:date>
            </office:change-info>
          </text:insertion>
        </text:changed-region>
        <text:changed-region xml:id="ct105553148933056" text:id="ct105553148933056">
          <text:insertion>
            <office:change-info>
              <dc:creator>Craig Russell</dc:creator>
              <dc:date>2021-06-02T12: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9" svg:width="6.4996in" svg:height="0.135in" svg:x="-2.3752in" svg:y="0in">
        <draw:image xlink:href="Pictures/20000009000025F9000000C960F96591.wmf" xlink:type="simple" xlink:show="embed" xlink:actuate="onLoad">
          <text:p/>
        </draw:image>
      </draw:frame>
      <draw:frame text:anchor-type="page" text:anchor-page-number="1" draw:z-index="1" draw:name="Picture 6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2" draw:name="Picture 6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3" draw:name="Picture 69"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4" draw:name="Picture 70"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5" draw:name="Picture 71"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6" draw:name="Picture 72"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7" draw:name="Picture 73"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8" draw:name="Picture 74"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9" draw:name="Picture 75"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0" draw:name="Picture 76"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1" draw:name="Picture 77"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2" draw:name="Picture 78" draw:style-name="gr2" draw:text-style-name="P29" svg:width="2.7913in" svg:height="0.135in" svg:x="-2.3752in" svg:y="0in">
        <draw:image xlink:href="Pictures/2000000900000FB5000000C9DF37253B.wmf" xlink:type="simple" xlink:show="embed" xlink:actuate="onLoad">
          <text:p/>
        </draw:image>
      </draw:frame>
      <draw:frame text:anchor-type="page" text:anchor-page-number="1" draw:z-index="13" draw:name="Picture 79" draw:style-name="gr2" draw:text-style-name="P29" svg:width="2.7913in" svg:height="0.135in" svg:x="-2.3752in" svg:y="0in">
        <draw:image xlink:href="Pictures/2000000900000FB5000000C9DF37253B.wmf" xlink:type="simple" xlink:show="embed" xlink:actuate="onLoad">
          <text:p/>
        </draw:image>
      </draw:frame>
      <text:p text:style-name="P28"><text:tab/><text:bookmark text:name="R-1032969"/>XML Metadata</text:p>
      <text:p text:style-name="P14"><text:bookmark text:name="_GoBack"/><draw:frame draw:style-name="fr1" draw:name="graphics1" text:anchor-type="as-char" svg:width="6.5in" svg:height="0.1346in" draw:z-index="14"><draw:image xlink:href="Pictures/20000009000025F9000000C960F96591.wmf" xlink:type="simple" xlink:show="embed" xlink:actuate="onLoad"/></draw:frame></text:p>
      <text:p text:style-name="P16">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6">NOTE: J2SE 5 introduced standard elements for defining the types of collections and maps. Because of these features, programs compiled with suitable type information might not need a separate file to describe type information. </text:p>
      <text:p text:style-name="P16">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6">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6">Metadata for all classes and interfaces found while processing metadata for any class or interface must be remembered by the implementation. </text:p>
      <text:p text:style-name="P16">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6"><text:span text:style-name="T4">NOTE</text:span>: If the <text:span text:style-name="T1">javax.jdo.option.Mapping</text:span> property is set, then mapping metadata contained in the .jdo file <text:span text:style-name="T4">is not used</text:span>.</text:p>
      <text:p text:style-name="P16">The extension .<text:alphabetical-index-mark-start text:id="IMark5231098384" text:main-entry="true"/>orm<text:alphabetical-index-mark-end text:id="IMark5231098384"/> refers to “object repository metadata”. If the mapping is to a repository type other than relational, the document type will be different, but the file naming conventions are the same.</text:p>
      <text:p text:style-name="P16">For example, if the value of <text:span text:style-name="T1">javax.jdo.option.Mapping</text:span> is “mySQL”, then the file name for the metadata is &lt;class-name&gt;-mySQL.<text:alphabetical-index-mark-start text:id="IMark5231098384" text:main-entry="true"/>orm<text:alphabetical-index-mark-end text:id="IMark5231098384"/> or package-mySQL.<text:alphabetical-index-mark-start text:id="IMark5231098576" text:main-entry="true"/>orm<text:alphabetical-index-mark-end text:id="IMark5231098576"/>. Similar to package.jdo, the package-mySQL.<text:alphabetical-index-mark-start text:id="IMark5599508032" text:main-entry="true"/>orm<text:alphabetical-index-mark-end text:id="IMark5599508032"/> file is located in one of the following directories: “META-INF”; “WEB-INF”; &lt;none&gt;, in which case the metadata file name is "package-mySQL.<text:alphabetical-index-mark-start text:id="IMark5599508608" text:main-entry="true"/>orm<text:alphabetical-index-mark-end text:id="IMark5599508608"/>" with no directory; <text:soft-page-break/>“&lt;package&gt;/.../&lt;package&gt;”, in which case the metadata directory name is the partial or full package name with “package-mySQL.<text:alphabetical-index-mark-start text:id="IMark5599508416" text:main-entry="true"/>orm<text:alphabetical-index-mark-end text:id="IMark5599508416"/>” as the file name. If mapping metadata is for only one class, the name of the file is &lt;package&gt;/.../&lt;package&gt;/&lt;class-name&gt;-mySQL.<text:alphabetical-index-mark-start text:id="IMark5599507936" text:main-entry="true"/>orm<text:alphabetical-index-mark-end text:id="IMark5599507936"/>.</text:p>
      <text:p text:style-name="P16">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6">Similarly, when mapping metadata information is needed for a class, and the mapping metadata for that class has not already been loaded, the mapping metadata is searched for as follows: META-INF/package-mySQL.<text:alphabetical-index-mark-start text:id="IMark5599507936" text:main-entry="true"/>orm<text:alphabetical-index-mark-end text:id="IMark5599507936"/>, WEB-INF/package-mySQL.<text:alphabetical-index-mark-start text:id="IMark5599508416" text:main-entry="true"/>orm<text:alphabetical-index-mark-end text:id="IMark5599508416"/>, package-mySQL.<text:alphabetical-index-mark-start text:id="IMark5599508608" text:main-entry="true"/>orm<text:alphabetical-index-mark-end text:id="IMark5599508608"/>, &lt;package&gt;/.../&lt;package&gt;/package-mySQL.<text:alphabetical-index-mark-start text:id="IMark5599508032" text:main-entry="true"/>orm<text:alphabetical-index-mark-end text:id="IMark5599508032"/>, and &lt;package&gt;/.../&lt;package&gt;/&lt;class-name&gt;-mySQL.<text:alphabetical-index-mark-start text:id="IMark5231098576" text:main-entry="true"/>orm<text:alphabetical-index-mark-end text:id="IMark5231098576"/>.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6">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6">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6">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6">Classes and interfaces used in metadata follow the Java rules for naming. If the class or interface name is unqualified, the package name is the name of the enclosing package. <text:alphabetical-index-mark-start text:id="IMark5231098576" text:main-entry="true"/>Inner class<text:alphabetical-index-mark-end text:id="IMark5231098576"/>es are identified by the <text:span text:style-name="T1">"$"</text:span> marker. </text:p>
      <text:p text:style-name="P16">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6"><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p text:style-name="P22"><text:tab/><text:tab/>Mapping to Relational Databases</text:p>
      <text:p text:style-name="P16">Mapping is done by specifying associations from classes and interfaces to tables, and fields to columns.</text:p>
      <text:p text:style-name="P16">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6">Catalog and schema attributes apply to jdo, <text:alphabetical-index-mark-start text:id="IMark5231098576" text:main-entry="true"/>orm<text:alphabetical-index-mark-end text:id="IMark5231098576"/>, package, class, and interface elements, and specify the catalog and schema to be used when defining and using schema. If declared at the jdo, <text:alphabetical-index-mark-start text:id="IMark5599508032" text:main-entry="true"/>orm<text:alphabetical-index-mark-end text:id="IMark5599508032"/>, package, class or interface level, it specifies the catalog and/or schema to be used as the default for tables contained therein. </text:p>
      <text:p text:style-name="P15"><draw:frame draw:style-name="fr1" draw:name="1"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8032" text:main-entry="true"/>ELEMENT jdo<text:alphabetical-index-mark-end text:id="IMark5599508032"/></text:h>
      <text:p text:style-name="P16">This element is the highest level element in the xml document. It is used to allow multiple packages to be described in the same document. It contains multiple package and query elements and optional extension elements.</text:p>
      <text:p text:style-name="P15"><draw:frame draw:style-name="fr1" draw:name="2"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8032" text:main-entry="true"/>ELEMENT package<text:alphabetical-index-mark-end text:id="IMark5599508032"/></text:h>
      <text:p text:style-name="P16">This element includes all classes in a particular package. The complete qualified package name defaults to the empty package, but it is highly recommended to specify it. It contains multiple class and interface elements and optional extension elements.</text:p>
      <text:p text:style-name="P15"><draw:frame draw:style-name="fr1" draw:name="3"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8032" text:main-entry="true"/>ELEMENT interface<text:alphabetical-index-mark-end text:id="IMark5599508032"/></text:h>
      <text:p text:style-name="P16">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6">The JDO implementation must maintain an extent for persistent instances of persistence-capable classes that implement this interface.</text:p>
      <text:p text:style-name="P16">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6">The <text:alphabetical-index-mark-start text:id="IMark5599508032" text:main-entry="true"/>attribute <text:span text:style-name="T1">name</text:span><text:alphabetical-index-mark-end text:id="IMark5599508032"/> is required, and is the name of the interface. </text:p>
      <text:p text:style-name="P16"><text:soft-page-break/>The attribute <text:span text:style-name="T1">table</text:span> is optional, and is the name of the table to be used to store persistent instances of this interface.</text:p>
      <text:p text:style-name="P16">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6">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6">The implementing class will provide a suitable implementation for all property access methods.</text:p>
      <text:p text:style-name="P16">This element might contain <text:span text:style-name="T1">property</text:span> elements to specify the mapping to relational columns.</text:p>
      <text:p text:style-name="P16">Interface <text:alphabetical-index-mark-start text:id="IMark5599508032" text:main-entry="true"/>inheritance<text:alphabetical-index-mark-end text:id="IMark5599508032"/> is supported.</text:p>
      <text:p text:style-name="P16">The <text:span text:style-name="T1">serialize-read</text:span> attribute specifies that access to instances from multiple parallel transactions should be serialized, for example by placing an exclusive lock on the instances when loaded from the datastore.</text:p>
      <text:p text:style-name="P15"><draw:frame draw:style-name="fr1" draw:name="4" text:anchor-type="as-char" svg:width="2.7917in" svg:height="0.1346in" draw:z-index="16"><draw:image xlink:href="Pictures/2000000900000FB5000000C9DF37253B.wmf" xlink:type="simple" xlink:show="embed" xlink:actuate="onLoad"/></draw:frame></text:p>
      <text:h text:style-name="P25" text:outline-level="2"><text:tab/><text:alphabetical-index-mark-start text:id="IMark5599508032" text:main-entry="true"/>ELEMENT column<text:alphabetical-index-mark-end text:id="IMark5599508032"/></text:h>
      <text:p text:style-name="P16">The <text:span text:style-name="T1">column</text:span> element identifies a column in a mapped table. This element is used for mapping fields, collection elements, array elements, keys, values, datastore identity, application identity, and properties.</text:p>
      <text:p text:style-name="P16">NOTE: Any time an element can contain a <text:span text:style-name="T1">column</text:span> element that is only used to name the column, a <text:span text:style-name="T1">column</text:span> attribute can be used instead.</text:p>
      <text:p text:style-name="P16">The <text:span text:style-name="T1">name</text:span> attribute declares the name of the column in the database. The name might be fully qualified as &lt;table-name&gt;.&lt;column-name&gt; and &lt;table-name&gt; might be defaulted in context. </text:p>
      <text:p text:style-name="P16">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6">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6">The <text:alphabetical-index-mark-start text:id="IMark5599508032" text:main-entry="true"/><text:span text:style-name="T1">jdbc-type</text:span><text:alphabetical-index-mark-end text:id="IMark5599508032"/>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6">The <text:alphabetical-index-mark-start text:id="IMark5599508032" text:main-entry="true"/><text:span text:style-name="T1">jdbc-type</text:span><text:alphabetical-index-mark-end text:id="IMark5599508032"/>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6"><text:soft-page-break/>For example, when mapping a <text:span text:style-name="T1">Map&lt;Integer, Employee&gt;</text:span> to a join table, the <text:alphabetical-index-mark-start text:id="IMark5599508032" text:main-entry="true"/>jdbc-type<text:alphabetical-index-mark-end text:id="IMark5599508032"/> for the column mapped to the key (Integer) will default to INTEGER, whereas there is no default <text:alphabetical-index-mark-start text:id="IMark5231098576" text:main-entry="true"/>jdbc-type<text:alphabetical-index-mark-end text:id="IMark5231098576"/> for the column mapped to the value (Employee). </text:p>
      <text:p text:style-name="P16"/>
      <text:p text:style-name="P1"> </text:p>
      <text:p text:style-name="P12">Table 8: Default <text:alphabetical-index-mark-start text:id="IMark5231098576" text:main-entry="true"/>jdbc-type<text:alphabetical-index-mark-end text:id="IMark5231098576"/></text:p>
      <text:p text:style-name="P3">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0">Java type</text:p>
            </table:table-cell>
            <table:table-cell table:style-name="Table1.B1" office:value-type="string">
              <text:p text:style-name="P10">Default <text:alphabetical-index-mark-start text:id="IMark5231098576" text:main-entry="true"/>jdbc-type<text:alphabetical-index-mark-end text:id="IMark5231098576"/></text:p>
            </table:table-cell>
            <table:table-cell table:style-name="Table1.B1" office:value-type="string">
              <text:p text:style-name="P10">Comments</text:p>
            </table:table-cell>
          </table:table-row>
        </table:table-header-rows>
        <table:table-row table:style-name="Table1.1">
          <table:table-cell table:style-name="Table1.A2" office:value-type="string">
            <text:p text:style-name="P11">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java.lang.Boolean</text:p>
          </table:table-cell>
          <table:table-cell table:style-name="Table1.B2" office:value-type="string">
            <text:p text:style-name="P11">BIT</text:p>
          </table:table-cell>
          <table:table-cell table:style-name="Table1.B2" office:value-type="string">
            <text:p text:style-name="P18"/>
          </table:table-cell>
        </table:table-row>
        <table:table-row table:style-name="Table1.1">
          <table:table-cell table:style-name="Table1.A2" office:value-type="string">
            <text:p text:style-name="P11">cha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java.lang.Character</text:p>
          </table:table-cell>
          <table:table-cell table:style-name="Table1.B2" office:value-type="string">
            <text:p text:style-name="P11">CHAR</text:p>
          </table:table-cell>
          <table:table-cell table:style-name="Table1.B2" office:value-type="string">
            <text:p text:style-name="P18"/>
          </table:table-cell>
        </table:table-row>
        <table:table-row table:style-name="Table1.1">
          <table:table-cell table:style-name="Table1.A2" office:value-type="string">
            <text:p text:style-name="P11">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java.lang.Byte</text:p>
          </table:table-cell>
          <table:table-cell table:style-name="Table1.B2" office:value-type="string">
            <text:p text:style-name="P11">TINYINT</text:p>
          </table:table-cell>
          <table:table-cell table:style-name="Table1.B2" office:value-type="string">
            <text:p text:style-name="P18"/>
          </table:table-cell>
        </table:table-row>
        <table:table-row table:style-name="Table1.1">
          <table:table-cell table:style-name="Table1.A2" office:value-type="string">
            <text:p text:style-name="P11">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java.lang.Short</text:p>
          </table:table-cell>
          <table:table-cell table:style-name="Table1.B2" office:value-type="string">
            <text:p text:style-name="P11">SMALLINT</text:p>
          </table:table-cell>
          <table:table-cell table:style-name="Table1.B2" office:value-type="string">
            <text:p text:style-name="P18"/>
          </table:table-cell>
        </table:table-row>
        <table:table-row table:style-name="Table1.1">
          <table:table-cell table:style-name="Table1.A2" office:value-type="string">
            <text:p text:style-name="P11">int</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java.lang.Integer</text:p>
          </table:table-cell>
          <table:table-cell table:style-name="Table1.B2" office:value-type="string">
            <text:p text:style-name="P11">INTEGER</text:p>
          </table:table-cell>
          <table:table-cell table:style-name="Table1.B2" office:value-type="string">
            <text:p text:style-name="P18"/>
          </table:table-cell>
        </table:table-row>
        <table:table-row table:style-name="Table1.1">
          <table:table-cell table:style-name="Table1.A2" office:value-type="string">
            <text:p text:style-name="P11">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java.lang.Long</text:p>
          </table:table-cell>
          <table:table-cell table:style-name="Table1.B2" office:value-type="string">
            <text:p text:style-name="P11">BIGINT</text:p>
          </table:table-cell>
          <table:table-cell table:style-name="Table1.B2" office:value-type="string">
            <text:p text:style-name="P18"/>
          </table:table-cell>
        </table:table-row>
        <table:table-row table:style-name="Table1.1">
          <table:table-cell table:style-name="Table1.A2" office:value-type="string">
            <text:p text:style-name="P11">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java.lang.Float</text:p>
          </table:table-cell>
          <table:table-cell table:style-name="Table1.B2" office:value-type="string">
            <text:p text:style-name="P11">FLOAT</text:p>
          </table:table-cell>
          <table:table-cell table:style-name="Table1.B2" office:value-type="string">
            <text:p text:style-name="P18"/>
          </table:table-cell>
        </table:table-row>
        <table:table-row table:style-name="Table1.1">
          <table:table-cell table:style-name="Table1.A2" office:value-type="string">
            <text:p text:style-name="P11">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enum</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lang.Double</text:p>
          </table:table-cell>
          <table:table-cell table:style-name="Table1.B2" office:value-type="string">
            <text:p text:style-name="P11">DOUBLE</text:p>
          </table:table-cell>
          <table:table-cell table:style-name="Table1.B2" office:value-type="string">
            <text:p text:style-name="P18"/>
          </table:table-cell>
        </table:table-row>
        <table:table-row table:style-name="Table1.1">
          <table:table-cell table:style-name="Table1.A2" office:value-type="string">
            <text:p text:style-name="P11">java.util.Dat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sql.Date</text:p>
          </table:table-cell>
          <table:table-cell table:style-name="Table1.B2" office:value-type="string">
            <text:p text:style-name="P11">DATE</text:p>
          </table:table-cell>
          <table:table-cell table:style-name="Table1.B2" office:value-type="string">
            <text:p text:style-name="P18"/>
          </table:table-cell>
        </table:table-row>
        <text:soft-page-break/>
        <table:table-row table:style-name="Table1.1">
          <table:table-cell table:style-name="Table1.A2" office:value-type="string">
            <text:p text:style-name="P11">java.sq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sql.Timestamp</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time.LocalDate</text:p>
          </table:table-cell>
          <table:table-cell table:style-name="Table1.B2" office:value-type="string">
            <text:p text:style-name="P11">DATE</text:p>
          </table:table-cell>
          <table:table-cell table:style-name="Table1.B2" office:value-type="string">
            <text:p text:style-name="P18"/>
          </table:table-cell>
        </table:table-row>
        <table:table-row table:style-name="Table1.1">
          <table:table-cell table:style-name="Table1.A2" office:value-type="string">
            <text:p text:style-name="P11">java.time.LocalTime</text:p>
          </table:table-cell>
          <table:table-cell table:style-name="Table1.B2" office:value-type="string">
            <text:p text:style-name="P11">TIME</text:p>
          </table:table-cell>
          <table:table-cell table:style-name="Table1.B2" office:value-type="string">
            <text:p text:style-name="P18"/>
          </table:table-cell>
        </table:table-row>
        <table:table-row table:style-name="Table1.1">
          <table:table-cell table:style-name="Table1.A2" office:value-type="string">
            <text:p text:style-name="P11">java.time.LocalDateTime</text:p>
          </table:table-cell>
          <table:table-cell table:style-name="Table1.B2" office:value-type="string">
            <text:p text:style-name="P11">TIMESTAMP</text:p>
          </table:table-cell>
          <table:table-cell table:style-name="Table1.B2" office:value-type="string">
            <text:p text:style-name="P18"/>
          </table:table-cell>
        </table:table-row>
        <table:table-row table:style-name="Table1.1">
          <table:table-cell table:style-name="Table1.A2" office:value-type="string">
            <text:p text:style-name="P11">java.lang.Object</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java.lang.String</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Locale</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util.Currency</text:p>
          </table:table-cell>
          <table:table-cell table:style-name="Table1.B2" office:value-type="string">
            <text:p text:style-name="P11">VARCHAR</text:p>
          </table:table-cell>
          <table:table-cell table:style-name="Table1.B2" office:value-type="string">
            <text:p text:style-name="P18"/>
          </table:table-cell>
        </table:table-row>
        <table:table-row table:style-name="Table1.1">
          <table:table-cell table:style-name="Table1.A2" office:value-type="string">
            <text:p text:style-name="P11">java.math.BigInteger</text:p>
          </table:table-cell>
          <table:table-cell table:style-name="Table1.B2" office:value-type="string">
            <text:p text:style-name="P11">NUMERIC</text:p>
          </table:table-cell>
          <table:table-cell table:style-name="Table1.B2" office:value-type="string">
            <text:p text:style-name="P18"/>
          </table:table-cell>
        </table:table-row>
        <table:table-row table:style-name="Table1.1">
          <table:table-cell table:style-name="Table1.A2" office:value-type="string">
            <text:p text:style-name="P11">java.math.BigDecimal</text:p>
          </table:table-cell>
          <table:table-cell table:style-name="Table1.B2" office:value-type="string">
            <text:p text:style-name="P11">DECIMAL</text:p>
          </table:table-cell>
          <table:table-cell table:style-name="Table1.B2" office:value-type="string">
            <text:p text:style-name="P18"/>
          </table:table-cell>
        </table:table-row>
        <table:table-row table:style-name="Table1.1">
          <table:table-cell table:style-name="Table1.A2" office:value-type="string">
            <text:p text:style-name="P11">interfaces</text:p>
          </table:table-cell>
          <table:table-cell table:style-name="Table1.B2" office:value-type="string">
            <text:p text:style-name="P11">none</text:p>
          </table:table-cell>
          <table:table-cell table:style-name="Table1.B2" office:value-type="string">
            <text:p text:style-name="P18"/>
          </table:table-cell>
        </table:table-row>
        <table:table-row table:style-name="Table1.1">
          <table:table-cell table:style-name="Table1.A2" office:value-type="string">
            <text:p text:style-name="P11">mapped as serialized</text:p>
          </table:table-cell>
          <table:table-cell table:style-name="Table1.B2" office:value-type="string">
            <text:p text:style-name="P11">LONG VARBINARY</text:p>
          </table:table-cell>
          <table:table-cell table:style-name="Table1.B2" office:value-type="string">
            <text:p text:style-name="P18"/>
          </table:table-cell>
        </table:table-row>
        <table:table-row table:style-name="Table1.1">
          <table:table-cell table:style-name="Table1.A2" office:value-type="string">
            <text:p text:style-name="P11">persistence-capable types</text:p>
          </table:table-cell>
          <table:table-cell table:style-name="Table1.B2" office:value-type="string">
            <text:p text:style-name="P11">none</text:p>
          </table:table-cell>
          <table:table-cell table:style-name="Table1.B2" office:value-type="string">
            <text:p text:style-name="P18"/>
          </table:table-cell>
        </table:table-row>
      </table:table>
      <text:p text:style-name="P1"><text:change text:change-id="ct105553149499392"/></text:p>
      <text:p text:style-name="P16"><text:change-start text:change-id="ct105553149507456"/>For fields using converters, the default <text:alphabetical-index-mark-start text:id="IMark5231098576"/>jdbc-type<text:alphabetical-index-mark-end text:id="IMark5231098576"/> is the default jdbc-type of the datastore type of the <text:alphabetical-index-mark-start text:id="IMark5599508032"/>AttributeConverter<text:alphabetical-index-mark-end text:id="IMark5599508032"/> for the field.</text:p>
      <text:p text:style-name="P16"><text:change-end text:change-id="ct105553149507456"/>In many cases, the default for the <text:alphabetical-index-mark-start text:id="IMark5599508032" text:main-entry="true"/><text:span text:style-name="T1">jdbc-type</text:span><text:alphabetical-index-mark-end text:id="IMark5599508032"/> attribute based on the field type is sufficient. For cases where this information is used to create datastore schema, the jdo implementation is free to map the column type suitable for the datastore being used based on the specified <text:alphabetical-index-mark-start text:id="IMark5231098576" text:main-entry="true"/><text:span text:style-name="T1">jdbc-type</text:span><text:alphabetical-index-mark-end text:id="IMark5231098576"/> , <text:alphabetical-index-mark-start text:id="IMark5599508608" text:main-entry="true"/><text:span text:style-name="T1">length</text:span><text:alphabetical-index-mark-end text:id="IMark5599508608"/>, and <text:alphabetical-index-mark-start text:id="IMark5599508416" text:main-entry="true"/><text:span text:style-name="T1">scale</text:span><text:alphabetical-index-mark-end text:id="IMark5599508416"/>. </text:p>
      <text:p text:style-name="P16">The <text:alphabetical-index-mark-start text:id="IMark5599508416" text:main-entry="true"/><text:span text:style-name="T1">sql-type</text:span><text:alphabetical-index-mark-end text:id="IMark5599508416"/> attribute declares the type of the column in the database. This type is database-specific and should only be used where the user needs more explicit control over the mapping. Normally, the combination of <text:alphabetical-index-mark-start text:id="IMark5599508608" text:main-entry="true"/><text:span text:style-name="T1">jdbc-type</text:span><text:alphabetical-index-mark-end text:id="IMark5599508608"/>. <text:alphabetical-index-mark-start text:id="IMark5231098576" text:main-entry="true"/><text:span text:style-name="T1">length</text:span><text:alphabetical-index-mark-end text:id="IMark5231098576"/>, and <text:alphabetical-index-mark-start text:id="IMark5599508032" text:main-entry="true"/><text:span text:style-name="T1">scale</text:span><text:alphabetical-index-mark-end text:id="IMark5599508032"/> are sufficient for the JDO implementation to calculate the <text:alphabetical-index-mark-start text:id="IMark5599507936" text:main-entry="true"/><text:span text:style-name="T1">sql-type</text:span><text:alphabetical-index-mark-end text:id="IMark5599507936"/>.</text:p>
      <text:p text:style-name="P16">The <text:alphabetical-index-mark-start text:id="IMark5599507936" text:main-entry="true"/><text:span text:style-name="T1">length</text:span><text:alphabetical-index-mark-end text:id="IMark5599507936"/>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6"><text:soft-page-break/>The <text:alphabetical-index-mark-start text:id="IMark5599507936" text:main-entry="true"/><text:span text:style-name="T1">scale</text:span><text:alphabetical-index-mark-end text:id="IMark5599507936"/> attribute declares the <text:alphabetical-index-mark-start text:id="IMark5599508032" text:main-entry="true"/>scale<text:alphabetical-index-mark-end text:id="IMark5599508032"/> of the numeric representation in the database. The default is 0.</text:p>
      <text:p text:style-name="P16">The <text:alphabetical-index-mark-start text:id="IMark5599508032" text:main-entry="true"/><text:span text:style-name="T1">allows-null</text:span><text:alphabetical-index-mark-end text:id="IMark5599508032"/>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6">The <text:alphabetical-index-mark-start text:id="IMark5599508032" text:main-entry="true"/><text:span text:style-name="T1">insert-value</text:span><text:alphabetical-index-mark-end text:id="IMark5599508032"/>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6">The <text:alphabetical-index-mark-start text:id="IMark5599508032" text:main-entry="true"/><text:span text:style-name="T1">default-value</text:span><text:alphabetical-index-mark-end text:id="IMark5599508032"/> attribute specifies the database-assigned default value for the column if no value is explicitly assigned to the column on insert. <text:s/>Implementations might use the value of this attribute to set the appropriate column default when generating schema.</text:p>
      <text:p text:style-name="P16">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5"><draw:frame draw:style-name="fr1" draw:name="5" text:anchor-type="as-char" svg:width="2.7917in" svg:height="0.1346in" draw:z-index="15"><draw:image xlink:href="Pictures/2000000900000FB5000000C9DF37253B.wmf" xlink:type="simple" xlink:show="embed" xlink:actuate="onLoad"/></draw:frame></text:p>
      <text:h text:style-name="P25" text:outline-level="2" text:is-list-header="true"><text:change-start text:change-id="ct105553148923264"/></text:h>
      <text:h text:style-name="P24" text:outline-level="2"><text:change-end text:change-id="ct105553148923264"/><text:tab/><text:alphabetical-index-mark-start text:id="IMark5599508032" text:main-entry="true"/>ELEMENT class<text:alphabetical-index-mark-end text:id="IMark5599508032"/></text:h>
      <text:p text:style-name="P16">The <text:span text:style-name="T3">class</text:span> element includes <text:span text:style-name="T1">field</text:span> elements declared in a persistence-capable class, and optional vendor extensions. </text:p>
      <text:p text:style-name="P16">The <text:span text:style-name="T1">name</text:span> attribute of the class is required. It specifies the unqualified class name of the class. The class name is scoped by the name of the package in which the class element is contained.</text:p>
      <text:p text:style-name="P16"><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6">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6">The <text:alphabetical-index-mark-start text:id="IMark5599508032" text:main-entry="true"/><text:span text:style-name="T1">embedded</text:span><text:alphabetical-index-mark-end text:id="IMark5599508032"/><text:span text:style-name="T1">-only</text:span> attribute declares whether instances of this class are permitted to exist as first-class instances in the datastore. A value of “true” means that instances can only be <text:alphabetical-index-mark-start text:id="IMark5599507936" text:main-entry="true"/>embedded<text:alphabetical-index-mark-end text:id="IMark5599507936"/> in other first-class instances., and precludes mapping this class to its own table.</text:p>
      <text:p text:style-name="P16">The identity type of the least-derived persistence-capable class defines the identity type for all persistence-capable classes that extend it.</text:p>
      <text:p text:style-name="P16">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ext:soft-page-break/>that matches the type of a single field identity class, then the object-id class defaults to that single field identity class.</text:p>
      <text:p text:style-name="P16">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specifies <text:span text:style-name="T1">requires-extent</text:span> as <text:span text:style-name="T1">false</text:span>, a <text:span text:style-name="T1">JDOUserException</text:span> is thrown. If <text:span text:style-name="T1">requires-extent</text:span> is specified or defaults to <text:span text:style-name="T1">true</text:span> for a class, then <text:span text:style-name="T1">requires-extent</text:span> must not be specified as <text:span text:style-name="T1">false</text:span> for any subclass.</text:p>
      <text:p text:style-name="P16">The <text:span text:style-name="T1">persistence-capable-superclass</text:span> attribute is deprecated for this release. The attribute will be ignored so metadata files from previous releases can be used.</text:p>
      <text:p text:style-name="P16">A number of <text:span text:style-name="T1">join</text:span> elements might be contained in the class element. Each <text:span text:style-name="T1">join</text:span> element defines a table and associated join conditions that can be used by multiple fields in the mapping.</text:p>
      <text:p text:style-name="P16">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6">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5">•<text:tab/>the objectid class of this class must directly inherit <text:span text:style-name="T1">Object</text:span> or must be a subclass of the objectid class of the most immediate abstract persistence-capable superclass that defines an objectid class; and</text:p>
      <text:p text:style-name="P5">•<text:tab/>if the objectid class is abstract, the objectid class of this class must be a superclass of the objectid class of the most immediate subclasses that define an objectid class; and</text:p>
      <text:p text:style-name="P5">•<text:tab/>if the objectid class is concrete, no subclass of this persistence-capable class may define an objectid class.</text:p>
      <text:p text:style-name="P16">The effect of this is that objectid classes form an <text:alphabetical-index-mark-start text:id="IMark5599507936" text:main-entry="true"/>inheritance<text:alphabetical-index-mark-end text:id="IMark5599507936"/> hierarchy corresponding to the <text:alphabetical-index-mark-start text:id="IMark5599508032" text:main-entry="true"/>inheritance<text:alphabetical-index-mark-end text:id="IMark5599508032"/> hierarchy of the persistence-capable classes. Associated with every concrete persistence-capable class is exactly one objectid class.</text:p>
      <text:p text:style-name="P16">The objectid class must declare fields identical in name and type to fields declared in this class.</text:p>
      <text:p text:style-name="P16">The table attribute names the primary table to which fields declared in this class metadata are mapped. </text:p>
      <text:p text:style-name="P16">Foreign keys, indexes, and join tables can be specified at the class level. If they are specified at this level, column information might only be the names of the columns.</text:p>
      <text:p text:style-name="P16">Column elements can be added to the class element to describe columns that are not mapped to fields. In this case, the <text:alphabetical-index-mark-start text:id="IMark5599508032" text:main-entry="true"/>insert-value<text:alphabetical-index-mark-end text:id="IMark5599508032"/> attribute can be used to specify the value to insert into the column when a new instance is inserted into the datastore.</text:p>
      <text:p text:style-name="P16">The <text:span text:style-name="T1">serialize-read</text:span> attribute specifies that access to instances from multiple parallel transactions should be serialized, for example by placing an exclusive lock on the instances when loaded from the datastore.</text:p>
      <text:h text:style-name="P25" text:outline-level="2"><text:change-start text:change-id="ct105553148924800"/><text:soft-page-break/><text:alphabetical-index-mark-start text:id="IMark5599508032"/>ELEMENT convert<text:alphabetical-index-mark-end text:id="IMark5599508032"/></text:h>
      <text:p text:style-name="body">When used with a field, the <text:span text:style-name="T12">convert</text:span> element identifies the converter used with the <text:alphabetical-index-mark-start text:id="IMark5599508032"/>convertible<text:alphabetical-index-mark-end text:id="IMark5599508032"/> field to convert values in the field to and from values in the datastore. Similarly, when used with Map key and value, or Collection element, it identifies the converter used to convert Map keys and values, and Collection elements. </text:p>
      <text:p text:style-name="body">The <text:span text:style-name="T10">value</text:span> attribute identifies the class that implements the <text:alphabetical-index-mark-start text:id="IMark5599508032"/><text:span text:style-name="T12">AttributeConverter</text:span><text:alphabetical-index-mark-end text:id="IMark5599508032"/> interface.</text:p>
      <text:p text:style-name="body">The <text:span text:style-name="T10">converter</text:span> class must be loadable at runtime by the same class loader as the domain object. <text:change-end text:change-id="ct105553148924800"/><text:change-start text:change-id="ct105553148933056"/></text:p>
      <text:h text:style-name="Heading_20_2" text:outline-level="2"><text:change-end text:change-id="ct105553148933056"/><text:alphabetical-index-mark-start text:id="IMark5599508032" text:main-entry="true"/>ELEMENT datastore-identity<text:alphabetical-index-mark-end text:id="IMark5599508032"/></text:h>
      <text:p text:style-name="P16">The <text:span text:style-name="T1">datastore-identity</text:span> element declares the strategy for implementing datastore identity for the class, including the mapping of the identity columns of the relational table. </text:p>
      <text:p text:style-name="P16">The <text:span text:style-name="T1">strategy</text:span> attribute identifies the strategy for mapping. </text:p>
      <text:p text:style-name="P5">•<text:tab/>The value <text:span text:style-name="T1">"native"</text:span> allows the JDO implementation to pick the most suitable strategy based on the underlying database.</text:p>
      <text:p text:style-name="P5">•<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5">•<text:tab/>The value <text:span text:style-name="T1">"identity"</text:span> specifies that the column identified as the key column is managed by the database as an identity type.</text:p>
      <text:p text:style-name="P5">•<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5">•<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5">•<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6">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6">The <text:span text:style-name="T1">column</text:span> elements identify the primary key columns for the table in the database. </text:p>
      <text:h text:style-name="Heading_20_2" text:outline-level="2"><text:alphabetical-index-mark-start text:id="IMark5599508032" text:main-entry="true"/>ELEMENT version<text:alphabetical-index-mark-end text:id="IMark5599508032"/></text:h>
      <text:p text:style-name="P16">The <text:span text:style-name="T1">version</text:span> element is contained in the <text:span text:style-name="T1">class</text:span> element, and declares the version strategy and optionally the column(s) used for the version strategy.</text:p>
      <text:p text:style-name="P16">The <text:span text:style-name="T1">strategy</text:span> attribute defines the strategy for managing the version of an instance. Four <text:span text:style-name="T1">strategy</text:span> attribute values are standard:</text:p>
      <text:p text:style-name="P5">•<text:span text:style-name="T1"><text:tab/>none</text:span>: no version checking is done; changed values overwrite values in the datastore</text:p>
      <text:p text:style-name="P5">•<text:span text:style-name="T1"><text:tab/>version-number</text:span>: a rolling number is used as the version number</text:p>
      <text:p text:style-name="P5"><text:soft-page-break/>•<text:span text:style-name="T1"><text:tab/>state-image</text:span>: the values of fields are used in aggregate as the version</text:p>
      <text:p text:style-name="P5">•<text:span text:style-name="T1"><text:tab/>date-time</text:span>: a clock timestamp (date-plus-time) value is used as the version </text:p>
      <text:p text:style-name="P16">The <text:span text:style-name="T1">column</text:span> attribute declares the name of the column to hold the version. It is used instead of the contained <text:span text:style-name="T1">column</text:span> element in case only the column name is needed.</text:p>
      <text:p text:style-name="P16">The <text:span text:style-name="T1">version</text:span> element might contain one or more <text:span text:style-name="T1">column</text:span> elements that declare the columns to use to hold the <text:span text:style-name="T1">version</text:span>.</text:p>
      <text:p text:style-name="P15"><draw:frame draw:style-name="fr1" draw:name="6" text:anchor-type="as-char" svg:width="2.7917in" svg:height="0.1346in" draw:z-index="0"><draw:image xlink:href="Pictures/2000000900000FB5000000C9DF37253B.wmf" xlink:type="simple" xlink:show="embed" xlink:actuate="onLoad"/></draw:frame></text:p>
      <text:h text:style-name="P24" text:outline-level="2"><text:alphabetical-index-mark-start text:id="IMark5599508032" text:main-entry="true"/>ELEMENT primary-key<text:alphabetical-index-mark-end text:id="IMark5599508032"/></text:h>
      <text:p text:style-name="P16">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4">&lt;primary-key name="EMP_PK"/&gt;</text:p>
      <text:p text:style-name="P16">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6">&lt;class name="Employee" identity-type="application"&gt;</text:p>
      <text:p text:style-name="P6"><text:s/>&lt;primary-key name="EMP_PK" column="SURR_PK"/&gt;</text:p>
      <text:p text:style-name="P6">...</text:p>
      <text:p text:style-name="P6">&lt;/class&gt;</text:p>
      <text:p text:style-name="P16">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6">&lt;field name="projects" table="EMP_PROJ"&gt;</text:p>
      <text:p text:style-name="P6">&lt;collection element-type="Project"/&gt;</text:p>
      <text:p text:style-name="P6">&lt;join&gt;</text:p>
      <text:p text:style-name="P6">&lt;primary-key name="EMP_PROJ_PK"&gt;</text:p>
      <text:p text:style-name="P6">&lt;column name="EMPID"/&gt;</text:p>
      <text:p text:style-name="P6">&lt;column name="PROJID"/&gt;</text:p>
      <text:p text:style-name="P6">&lt;/primary-key&gt;</text:p>
      <text:p text:style-name="P6">&lt;column name="EMPID" target="ID"/&gt;</text:p>
      <text:p text:style-name="P6">&lt;/join&gt;</text:p>
      <text:p text:style-name="P6">&lt;element&gt;</text:p>
      <text:p text:style-name="P6">&lt;column name="PROJID" target="ID"/&gt;</text:p>
      <text:p text:style-name="P6">&lt;/element&gt;</text:p>
      <text:p text:style-name="P6">&lt;/field&gt;</text:p>
      <text:p text:style-name="P6"/>
      <text:p text:style-name="P16">If used to specify the primary key for a subclass using <text:alphabetical-index-mark-start text:id="IMark5599508032" text:main-entry="true"/>new-table<text:alphabetical-index-mark-end text:id="IMark5599508032"/> <text:alphabetical-index-mark-start text:id="IMark5599507936" text:main-entry="true"/>inheritance<text:alphabetical-index-mark-end text:id="IMark5599507936"/> strategy with a join to the superclass table, the primary-key element is put at the class level and not in the join element of the <text:alphabetical-index-mark-start text:id="IMark5231098576" text:main-entry="true"/>inheritance<text:alphabetical-index-mark-end text:id="IMark5231098576"/> element.</text:p>
      <text:p text:style-name="P15"><draw:frame draw:style-name="fr1" draw:name="7"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231098576" text:main-entry="true"/>ELEMENT join<text:alphabetical-index-mark-end text:id="IMark5231098576"/></text:h>
      <text:p text:style-name="P16">The <text:span text:style-name="T1">join</text:span> element declares the table to be used in the mapping and the join conditions to associate rows in the joined table to the primary table. </text:p>
      <text:p text:style-name="P16"><text:soft-page-break/>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6">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6">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6">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5"><draw:frame draw:style-name="fr1" draw:name="8"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231098576" text:main-entry="true"/>ELEMENT <text:alphabetical-index-mark-start text:id="IMark5599507936" text:main-entry="true"/>inheritance<text:alphabetical-index-mark-end text:id="IMark5599507936"/> <text:alphabetical-index-mark-end text:id="IMark5231098576"/></text:h>
      <text:p text:style-name="P16">The <text:alphabetical-index-mark-start text:id="IMark5231098576" text:main-entry="true"/><text:span text:style-name="T1">inheritance</text:span><text:alphabetical-index-mark-end text:id="IMark5231098576"/> element declares the mapping for <text:alphabetical-index-mark-start text:id="IMark5599507936" text:main-entry="true"/>inheritance<text:alphabetical-index-mark-end text:id="IMark5599507936"/>. </text:p>
      <text:p text:style-name="P16">The <text:span text:style-name="T1">strategy</text:span> attribute declares the strategy for mapping:</text:p>
      <text:p text:style-name="P5">•<text:tab/>The value <text:span text:style-name="T1">"</text:span><text:alphabetical-index-mark-start text:id="IMark5599507936" text:main-entry="true"/><text:span text:style-name="T1">subclass-table</text:span><text:alphabetical-index-mark-end text:id="IMark5599507936"/>” means that this class does not have its own table. All of its fields are mapped by subclasses.</text:p>
      <text:p text:style-name="P5">•<text:tab/>The value <text:span text:style-name="T1">"</text:span><text:alphabetical-index-mark-start text:id="IMark5599507936" text:main-entry="true"/><text:span text:style-name="T1">new-table</text:span><text:alphabetical-index-mark-end text:id="IMark5599507936"/><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5231098576" text:main-entry="true"/>inheritance<text:alphabetical-index-mark-end text:id="IMark5231098576"/> hierarchy.</text:p>
      <text:p text:style-name="P5">•<text:tab/>The value <text:span text:style-name="T1">"</text:span><text:alphabetical-index-mark-start text:id="IMark5231098576" text:main-entry="true"/><text:span text:style-name="T1">superclass-table</text:span><text:alphabetical-index-mark-end text:id="IMark5231098576"/><text:span text:style-name="T1">"</text:span> means that this class does not have its own table. All of its fields by default are mapped into tables of its superclass(es). This is the default for all classes except for the topmost class in an <text:alphabetical-index-mark-start text:id="IMark5599507936" text:main-entry="true"/>inheritance<text:alphabetical-index-mark-end text:id="IMark5599507936"/> hierarchy.</text:p>
      <text:p text:style-name="P5">•<text:tab/>The value <text:span text:style-name="T1">"</text:span><text:alphabetical-index-mark-start text:id="IMark5599507936" text:main-entry="true"/><text:span text:style-name="T1">complete-table</text:span><text:alphabetical-index-mark-end text:id="IMark5599507936"/><text:span text:style-name="T1">"</text:span> means that this class has its own table. All of its fields including superclass fields are mapped to columns in the mapped table.</text:p>
      <text:p text:style-name="P9"/>
      <text:h text:style-name="P24" text:outline-level="2"><text:tab/><text:alphabetical-index-mark-start text:id="IMark5599507936" text:main-entry="true"/>ELEMENT discriminator<text:alphabetical-index-mark-end text:id="IMark5599507936"/></text:h>
      <text:p text:style-name="P16">The <text:span text:style-name="T1">discriminator</text:span> element is used when a column is used to identify what class is associated with the primary key value in a table mapped to a superclass.</text:p>
      <text:p text:style-name="P16">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6">The strategy “none” declares that there is no discriminator column.</text:p>
      <text:p text:style-name="P15"><draw:frame draw:style-name="fr1" draw:name="10"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7936" text:main-entry="true"/>ELEMENT implements<text:alphabetical-index-mark-end text:id="IMark5599507936"/></text:h>
      <text:p text:style-name="P16">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6"><text:soft-page-break/>The <text:alphabetical-index-mark-start text:id="IMark5599507936" text:main-entry="true"/>attribute <text:span text:style-name="T1">name</text:span><text:alphabetical-index-mark-end text:id="IMark5599507936"/> is required, and is the name of the interface. The java class naming rules apply: if the interface name is unqualified, the package is the name of the enclosing package.</text:p>
      <text:p text:style-name="P15"><draw:frame draw:style-name="fr1" draw:name="11"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7936" text:main-entry="true"/>ELEMENT foreign-key<text:alphabetical-index-mark-end text:id="IMark5599507936"/></text:h>
      <text:p text:style-name="P16">The <text:span text:style-name="T1">foreign-key</text:span> element specifies characteristics of a foreign key associated with the containing join, field, key, value, or element.</text:p>
      <text:p text:style-name="P16">To specify that there is a foreign key associated with the containing element, without specifying the name of the foreign key, the <text:span text:style-name="T1">foreign-key</text:span> element can be used with no attributes or contained elements. </text:p>
      <text:p text:style-name="P16">If this element is specified at the class level, then <text:span text:style-name="T1">column</text:span> elements contained in the <text:span text:style-name="T1">foreign-key</text:span> element might contain only the <text:span text:style-name="T1">name</text:span> attribute.</text:p>
      <text:h text:style-name="P26" text:outline-level="3"><text:alphabetical-index-mark-start text:id="IMark5599507936" text:main-entry="true"/>ATTRIBUTE update-action<text:alphabetical-index-mark-end text:id="IMark5599507936"/></text:h>
      <text:p text:style-name="P16">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599507936" text:main-entry="true"/>ATTRIBUTE delete-action<text:alphabetical-index-mark-end text:id="IMark5599507936"/></text:h>
      <text:p text:style-name="P16">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6" text:outline-level="3"><text:alphabetical-index-mark-start text:id="IMark5599507936" text:main-entry="true"/>ATTRIBUTE deferred<text:alphabetical-index-mark-end text:id="IMark5599507936"/></text:h>
      <text:p text:style-name="P16">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6">Possible values are “<text:span text:style-name="T1">true</text:span>” and “<text:span text:style-name="T1">false</text:span>”. The default is “<text:span text:style-name="T1">false</text:span>”.</text:p>
      <text:h text:style-name="P26" text:outline-level="3"><text:alphabetical-index-mark-start text:id="IMark5599507936" text:main-entry="true"/>ATTRIBUTE name<text:alphabetical-index-mark-end text:id="IMark5599507936"/></text:h>
      <text:p text:style-name="P16">The <text:span text:style-name="T1">name</text:span> attribute specifies the name of the foreign key constraint to generate for this mapping. This attribute is used if the name of the foreign key needs to be specified.</text:p>
      <text:p text:style-name="P15"><draw:frame draw:style-name="fr1" draw:name="12"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7936" text:main-entry="true"/>ELEMENT unique<text:alphabetical-index-mark-end text:id="IMark5599507936"/></text:h>
      <text:p text:style-name="P16">The <text:span text:style-name="T1">unique</text:span> element specifies characteristics of a unique key associated with the containing join, field, key, value, or element.</text:p>
      <text:p text:style-name="P16">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6"><text:soft-page-break/>If this element is specified at the class level, then <text:span text:style-name="T1">column</text:span> elements contained in the <text:span text:style-name="T1">unique</text:span> element might contain only the <text:span text:style-name="T1">name</text:span> attribute.</text:p>
      <text:p text:style-name="P15"><draw:frame draw:style-name="fr1" draw:name="13"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7936" text:main-entry="true"/>ELEMENT index<text:alphabetical-index-mark-end text:id="IMark5599507936"/></text:h>
      <text:p text:style-name="P16">The <text:span text:style-name="T1">index</text:span> element specifies characteristics of an index associated with the containing join, field, key, value, or element.</text:p>
      <text:p text:style-name="P16">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6">If this element is specified at the class level, then <text:span text:style-name="T1">column</text:span> elements contained in the <text:span text:style-name="T1">foreign-key</text:span> element might contain only the <text:span text:style-name="T1">name</text:span> attribute.</text:p>
      <text:p text:style-name="P15"><draw:frame draw:style-name="fr1" draw:name="14"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7936" text:main-entry="true"/>ELEMENT property<text:alphabetical-index-mark-end text:id="IMark5599507936"/></text:h>
      <text:p text:style-name="P16">When contained in a <text:span text:style-name="T1">class</text:span> element, </text:p>
      <text:p text:style-name="P5">•<text:tab/>the <text:span text:style-name="T1">property</text:span> element declares the mapping between a virtual field of an implemented interface and the corresponding persistent field of the persistence-capable class. </text:p>
      <text:p text:style-name="P5">•<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5">•<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5">•<text:tab/>the <text:span text:style-name="T1">field-name</text:span> attribute is required; it associates a persistent field with the named <text:span text:style-name="T1">property</text:span>.</text:p>
      <text:p text:style-name="P16">When contained in an <text:span text:style-name="T1">interface</text:span> element, </text:p>
      <text:p text:style-name="P5">•<text:span text:style-name="T1"><text:tab/>property</text:span> elements declare the mapping for persistent properties of the interface. </text:p>
      <text:p text:style-name="P5">•<text:tab/>The <text:span text:style-name="T1">name</text:span> attribute is required and must match the name of a property in the interface.</text:p>
      <text:p text:style-name="P5">•<text:tab/>This element might contain <text:span text:style-name="T1">column</text:span> elements to specify the mapping to relational columns.</text:p>
      <text:p text:style-name="P5">•<text:tab/>the <text:span text:style-name="T1">mapped-by</text:span> attribute specifies that the property is mapped to the same database column(s) as the named property in the other interface. </text:p>
      <text:p text:style-name="P5">•<text:tab/>The element might contain <text:span text:style-name="T1">collection</text:span>, <text:span text:style-name="T1">map</text:span>, or <text:span text:style-name="T1">array</text:span> elements to specify the characteristics of the property.</text:p>
      <text:p text:style-name="P15"><text:soft-page-break/><draw:frame draw:style-name="fr1" draw:name="15" text:anchor-type="as-char" svg:width="2.7917in" svg:height="0.1346in" draw:z-index="0"><draw:image xlink:href="Pictures/2000000900000FB5000000C9DF37253B.wmf" xlink:type="simple" xlink:show="embed" xlink:actuate="onLoad"/></draw:frame></text:p>
      <text:h text:style-name="P24" text:outline-level="2"><text:tab/><text:alphabetical-index-mark-start text:id="IMark5599507936" text:main-entry="true"/>ELEMENT field<text:alphabetical-index-mark-end text:id="IMark5599507936"/></text:h>
      <text:p text:style-name="P16">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6">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p text:style-name="P22"><text:tab/><text:tab/>Default persistence-modifier</text:p>
      <text:p text:style-name="P16">The default for the <text:span text:style-name="T1">persistence-modifier</text:span> attribute is based on the Java type and modifiers of the field:</text:p>
      <text:p text:style-name="P5">•<text:tab/>Fields with modifier <text:span text:style-name="T1">static</text:span>: <text:span text:style-name="T1">none</text:span>. No accessors or mutators will be generated for these fields during enhancement. </text:p>
      <text:p text:style-name="P5">•<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5">•<text:tab/>Fields with modifier <text:span text:style-name="T1">final</text:span>: <text:span text:style-name="T1">none</text:span>. Accessors will be generated for these fields during enhancement, but they will not delegate to the <text:span text:style-name="T1">StateManager</text:span>.</text:p>
      <text:p text:style-name="P5">•<text:tab/>Fields of a type declared to be persistence-capable: <text:span text:style-name="T1">persistent</text:span>.</text:p>
      <text:p text:style-name="P5">•<text:tab/>Fields of the following types: <text:span text:style-name="T1">persistent</text:span>: </text:p>
      <text:p text:style-name="P21">• <text:s/>primitives:<text:span text:style-name="T3"> boolean, byte, short, int, long, char, float, double;</text:span></text:p>
      <text:p text:style-name="P20">• <text:s/>enums;</text:p>
      <text:p text:style-name="P20">•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20">• <text:s/><text:span text:style-name="T1">java.lang</text:span>: <text:span text:style-name="T1">String</text:span>, <text:span text:style-name="T1">Number</text:span>;</text:p>
      <text:p text:style-name="P20">• <text:s/><text:span text:style-name="T3">java.math</text:span>: <text:span text:style-name="T3">BigDecimal</text:span>, <text:span text:style-name="T3">BigInteger</text:span>;</text:p>
      <text:p text:style-name="P21">•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21">• <text:s/><text:span text:style-name="T11">java.time</text:span><text:span text:style-name="T10">: LocalDate, LocalTime, LocalDateTime, Instant, Duration, Period, Year, Month, YearMonth, MonthDay, DayOfWeek, ZoneId, ZoneOffset, OffsetDateTime, ZonedDateTime;</text:span></text:p>
      <text:p text:style-name="P20">•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5">•<text:tab/>Fields of types of user-defined classes and interfaces not mentioned above: <text:span text:style-name="T1">none</text:span>. No accessors or mutators will be generated for these fields.</text:p>
      <text:p text:style-name="P16">The <text:span text:style-name="T1">null-value</text:span> attribute specifies the treatment of <text:span text:style-name="T1">null</text:span> values for persistent fields during storage in the datastore. The default is <text:span text:style-name="T1">"none"</text:span>.</text:p>
      <text:p text:style-name="P5">•<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5"><text:soft-page-break/>•<text:span text:style-name="T1"><text:tab/>"exception"</text:span>: always throw a <text:span text:style-name="T1">JDOUserException</text:span> if this field contains a <text:span text:style-name="T1">null</text:span> value at runtime when the instance must be stored;</text:p>
      <text:p text:style-name="P5">•<text:span text:style-name="T1"><text:tab/>"default"</text:span>: convert the value to the datastore default value if this field contains a <text:span text:style-name="T1">null</text:span> value at runtime when the instance must be stored.</text:p>
      <text:p text:style-name="P16">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6">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5">•<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5">•<text:tab/>The effective fetch groups are used to retrieve unloaded fields into the instance containing the unloaded field. </text:p>
      <text:p text:style-name="P5">•<text:tab/>If any relationship fields are included in the effective fetch groups, then the referred instances are loaded according to the effective fetch groups.</text:p>
      <text:p text:style-name="P23"><text:tab/><text:tab/><text:alphabetical-index-mark-start text:id="IMark5599507936" text:main-entry="true"/>Embedded<text:alphabetical-index-mark-end text:id="IMark5599507936"/></text:p>
      <text:p text:style-name="P16">The <text:alphabetical-index-mark-start text:id="IMark5599507936" text:main-entry="true"/><text:span text:style-name="T1">embedded</text:span><text:alphabetical-index-mark-end text:id="IMark5599507936"/>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5231098576" text:main-entry="true"/><text:span text:style-name="T1">embedded</text:span><text:alphabetical-index-mark-end text:id="IMark5231098576"/><text:span text:style-name="T1">="true"</text:span> imply containment. That is, the <text:alphabetical-index-mark-start text:id="IMark5599508032" text:main-entry="true"/>embedded<text:alphabetical-index-mark-end text:id="IMark5599508032"/> instances have no independent existence in the datastore and have no <text:span text:style-name="T1">Extent</text:span> representation. </text:p>
      <text:p text:style-name="P16">For relational mapping, the <text:alphabetical-index-mark-start text:id="IMark5599508032" text:main-entry="true"/>embedded<text:alphabetical-index-mark-end text:id="IMark5599508032"/>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5231098576" text:main-entry="true"/>embedded<text:alphabetical-index-mark-end text:id="IMark5231098576"/> or not, using <text:alphabetical-index-mark-start text:id="IMark5599507936" text:main-entry="true"/><text:span text:style-name="T1">embedded</text:span><text:alphabetical-index-mark-end text:id="IMark5599507936"/><text:span text:style-name="T1">-element</text:span>, <text:alphabetical-index-mark-start text:id="IMark5599508608" text:main-entry="true"/><text:span text:style-name="T1">embedded</text:span><text:alphabetical-index-mark-end text:id="IMark5599508608"/><text:span text:style-name="T1">-key</text:span>, and <text:alphabetical-index-mark-start text:id="IMark5599508416" text:main-entry="true"/><text:span text:style-name="T1">embedded</text:span><text:alphabetical-index-mark-end text:id="IMark5599508416"/><text:span text:style-name="T1">-value</text:span> attributes of the <text:span text:style-name="T1">collection</text:span>, <text:span text:style-name="T1">array</text:span>, and <text:span text:style-name="T1">map</text:span> elements. </text:p>
      <text:p text:style-name="P16"><text:alphabetical-index-mark-start text:id="IMark5599508416" text:main-entry="true"/><text:span text:style-name="T1">Embedded</text:span><text:alphabetical-index-mark-end text:id="IMark5599508416"/><text:span text:style-name="T1">-element</text:span>, <text:alphabetical-index-mark-start text:id="IMark5599508608" text:main-entry="true"/><text:span text:style-name="T1">embedded</text:span><text:alphabetical-index-mark-end text:id="IMark5599508608"/><text:span text:style-name="T1">-key</text:span>, and <text:alphabetical-index-mark-start text:id="IMark5599507936" text:main-entry="true"/><text:span text:style-name="T1">embedded</text:span><text:alphabetical-index-mark-end text:id="IMark5599507936"/><text:span text:style-name="T1">-value</text:span> apply to the storage of the element, key, and value instances contained in the collection, array, or map. Similar to the <text:alphabetical-index-mark-start text:id="IMark5231098576" text:main-entry="true"/><text:span text:style-name="T1">embedded</text:span><text:alphabetical-index-mark-end text:id="IMark5231098576"/>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5599508032" text:main-entry="true"/><text:span text:style-name="T1">embedded</text:span><text:alphabetical-index-mark-end text:id="IMark5599508032"/> element contained in the <text:span text:style-name="T1">element</text:span>, <text:span text:style-name="T1">key</text:span>, and <text:span text:style-name="T1">value</text:span> elements. Like the <text:alphabetical-index-mark-start text:id="IMark5231098384" text:main-entry="true"/><text:span text:style-name="T1">embedded</text:span><text:alphabetical-index-mark-end text:id="IMark5231098384"/> attribute, usually <text:alphabetical-index-mark-start text:id="IMark5599508512" text:main-entry="true"/><text:span text:style-name="T1">embedded</text:span><text:alphabetical-index-mark-end text:id="IMark5599508512"/><text:span text:style-name="T1">-element</text:span>, <text:alphabetical-index-mark-start text:id="IMark5599508704" text:main-entry="true"/><text:span text:style-name="T1">embedded</text:span><text:alphabetical-index-mark-end text:id="IMark5599508704"/><text:span text:style-name="T1">-key</text:span>, and <text:alphabetical-index-mark-start text:id="IMark5599508800" text:main-entry="true"/><text:span text:style-name="T1">embedded</text:span><text:alphabetical-index-mark-end text:id="IMark5599508800"/><text:span text:style-name="T1">-value</text:span> will default appropriately and need not be specified.</text:p>
      <text:p text:style-name="P16"><text:soft-page-break/>The <text:alphabetical-index-mark-start text:id="IMark5599508800" text:main-entry="true"/><text:span text:style-name="T1">embedded</text:span><text:alphabetical-index-mark-end text:id="IMark5599508800"/> attribute applied to a field of a persistence-capable type specifies that the implementation will treat the field as a Second Class Object. </text:p>
      <text:p text:style-name="P16">The <text:span text:style-name="T1">serialized</text:span> attribute indicates that the field is to be serialized for storage using <text:span text:style-name="T1">writeObject</text:span>, and cannot be queried.</text:p>
      <text:p text:style-name="P16">The attributes <text:span text:style-name="T1">serialized="true"</text:span> and <text:alphabetical-index-mark-start text:id="IMark5599508800" text:main-entry="true"/><text:span text:style-name="T1">embedded</text:span><text:alphabetical-index-mark-end text:id="IMark5599508800"/><text:span text:style-name="T1">="true"</text:span>are mutually exclusive.</text:p>
      <text:p text:style-name="P16">A portable application must not assign instances of mutable classes to multiple <text:alphabetical-index-mark-start text:id="IMark5599508800" text:main-entry="true"/>embedded<text:alphabetical-index-mark-end text:id="IMark5599508800"/> fields, and must not compare values of these fields using Java identity (“<text:span text:style-name="T1">f1==f2</text:span>”). </text:p>
      <text:p text:style-name="P16">The <text:alphabetical-index-mark-start text:id="IMark5599508800" text:main-entry="true"/><text:span text:style-name="T1">embedded</text:span><text:alphabetical-index-mark-end text:id="IMark5599508800"/> element is used to specify the field mappings for <text:alphabetical-index-mark-start text:id="IMark5599508704" text:main-entry="true"/>embedded<text:alphabetical-index-mark-end text:id="IMark5599508704"/> persistence-capable types.</text:p>
      <text:p text:style-name="P16">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6">Dependent defaults to <text:span text:style-name="T1">true</text:span> if either <text:span text:style-name="T1">serialized="true"</text:span> or <text:alphabetical-index-mark-start text:id="IMark5599508704" text:main-entry="true"/><text:span text:style-name="T1">embedded</text:span><text:alphabetical-index-mark-end text:id="IMark5599508704"/><text:span text:style-name="T1">="true"</text:span> is specified. </text:p>
      <text:p text:style-name="P16">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6">The optional <text:span text:style-name="T7">discriminator</text:span> attribute specifies the column to be used as the discriminator for the embedded object. This column would be used in case the type of the embedded object has subclasses.</text:p>
      <text:p text:style-name="P22"><text:tab/><text:tab/><text:alphabetical-index-mark-start text:id="IMark5599508704" text:main-entry="true"/>Column Mapping<text:alphabetical-index-mark-end text:id="IMark5599508704"/></text:p>
      <text:p text:style-name="P16">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6">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6">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6">A portable mapping for arrays, collections, and maps will include a primary key on the join table.</text:p>
      <text:p text:style-name="P16">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6"><text:soft-page-break/>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6">The following field declarations are mutually exclusive; it is a user error to specify more than one mutually exclusive declaration:</text:p>
      <text:p text:style-name="P19">•<text:tab/>default-fetch-group = "true"</text:p>
      <text:p text:style-name="P19">•<text:tab/>primary-key = "true"</text:p>
      <text:p text:style-name="P19">•<text:tab/>persistence-modifier = "transactional" or "none"</text:p>
      <text:p text:style-name="P16">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6">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6">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6">The <text:span text:style-name="T1">table</text:span> attribute specifies the name of the table mapped to this field. It defaults to the table declared in the enclosing <text:span text:style-name="T1">class</text:span> element.</text:p>
      <text:p text:style-name="P16">The column elements specify the column(s) mapped to this field. Normally, only one column is mapped to a field. If multiple columns are mapped, then the behavior is implementation-specific.</text:p>
      <text:p text:style-name="P16">The <text:span text:style-name="T1">mapped-by</text:span> attribute specifies that the field is mapped to the same database column(s) as the named field in the other class. </text:p>
      <text:p text:style-name="P16">The <text:span text:style-name="T1">value-strategy</text:span> attribute specifies the strategy used to generate values for the field. This attribute has the same values and meaning as the <text:span text:style-name="T1">strategy</text:span> attribute in datastore-identity.</text:p>
      <text:p text:style-name="P16">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6">Subclasses might map fields of their superclasses. In this case, the field name is specified as &lt;superclass&gt;.&lt;superclass-field-name&gt;.</text:p>
      <text:p text:style-name="P22"><text:tab/><text:tab/>Foreign key </text:p>
      <text:p text:style-name="P16">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6" text:outline-level="3"><text:alphabetical-index-mark-start text:id="IMark5599508704" text:main-entry="true"/>ELEMENT collection<text:alphabetical-index-mark-end text:id="IMark5599508704"/></text:h>
      <text:p text:style-name="P16">This element specifies the element type of collection typed fields. The default is <text:span text:style-name="T1">Collection</text:span> typed fields are persistent, and the element type is <text:span text:style-name="T1">Object</text:span>. </text:p>
      <text:p text:style-name="P16">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5599508704" text:main-entry="true"/>Inner class<text:alphabetical-index-mark-end text:id="IMark5599508704"/>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text:soft-page-break/>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6">The <text:alphabetical-index-mark-start text:id="IMark5599508704" text:main-entry="true"/><text:span text:style-name="T1">embedded</text:span><text:alphabetical-index-mark-end text:id="IMark5599508704"/><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599508800" text:main-entry="true"/><text:span text:style-name="T1">element</text:span> element<text:alphabetical-index-mark-end text:id="IMark5599508800"/> contains the <text:alphabetical-index-mark-start text:id="IMark5599508512" text:main-entry="true"/><text:span text:style-name="T1">embedded</text:span><text:alphabetical-index-mark-end text:id="IMark5599508512"/> element specifying the <text:alphabetical-index-mark-start text:id="IMark5231098384" text:main-entry="true"/>embedded<text:alphabetical-index-mark-end text:id="IMark5231098384"/> mapping of the element.</text:p>
      <text:p text:style-name="P16">The <text:alphabetical-index-mark-start text:id="IMark5231098384" text:main-entry="true"/>embedded<text:alphabetical-index-mark-end text:id="IMark5231098384"/> treatment of the collection instance itself is governed by the <text:alphabetical-index-mark-start text:id="IMark5599508512" text:main-entry="true"/><text:span text:style-name="T1">embedded</text:span><text:alphabetical-index-mark-end text:id="IMark5599508512"/> attribute of the <text:span text:style-name="T1">field</text:span> element.</text:p>
      <text:p text:style-name="P16">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6">The <text:alphabetical-index-mark-start text:id="IMark5599508512" text:main-entry="true"/><text:span text:style-name="T1">element</text:span> element<text:alphabetical-index-mark-end text:id="IMark5599508512"/> contained in the <text:span text:style-name="T1">field</text:span> element specifies the mapping of elements in the collection.</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599508512" text:main-entry="true"/><text:span text:style-name="T1">embedded</text:span><text:alphabetical-index-mark-end text:id="IMark5599508512"/><text:span text:style-name="T1">-element="true"</text:span>are mutually exclusive.</text:p>
      <text:h text:style-name="P26" text:outline-level="3"><text:alphabetical-index-mark-start text:id="IMark5599508512" text:main-entry="true"/>ELEMENT map<text:alphabetical-index-mark-end text:id="IMark5599508512"/></text:h>
      <text:p text:style-name="P16">This element specifies the treatment of keys and values of map typed fields. The default is map typed fields are persistent, and the key and value types are <text:span text:style-name="T1">Object</text:span>.</text:p>
      <text:p text:style-name="P16">The <text:span text:style-name="T1">key-type</text:span> and <text:span text:style-name="T1">value-type</text:span> attributes specify the types of the key and value, respectively. They follow the same rules as <text:span text:style-name="T1">element-type</text:span> in <text:alphabetical-index-mark-start text:id="IMark5599508512" text:main-entry="true"/>element <text:span text:style-name="T1">collection</text:span><text:alphabetical-index-mark-end text:id="IMark5599508512"/>.</text:p>
      <text:p text:style-name="P16">The <text:alphabetical-index-mark-start text:id="IMark5599508512" text:main-entry="true"/><text:span text:style-name="T1">embedded</text:span><text:alphabetical-index-mark-end text:id="IMark5599508512"/><text:span text:style-name="T1">-key</text:span> and <text:alphabetical-index-mark-start text:id="IMark5231098384" text:main-entry="true"/><text:span text:style-name="T1">embedded</text:span><text:alphabetical-index-mark-end text:id="IMark5231098384"/><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5599508800" text:main-entry="true"/><text:span text:style-name="T1">embedded</text:span><text:alphabetical-index-mark-end text:id="IMark5599508800"/> element specifying the <text:alphabetical-index-mark-start text:id="IMark5599508704" text:main-entry="true"/>embedded<text:alphabetical-index-mark-end text:id="IMark5599508704"/> mapping of the key or value.</text:p>
      <text:p text:style-name="P16">The <text:span text:style-name="T1">serialized-key</text:span> attribute indicates that the map key is to be serialized for storage using <text:span text:style-name="T1">writeObject</text:span>, and cannot be queried.</text:p>
      <text:p text:style-name="P16">The attributes <text:span text:style-name="T1">serialized-key="true"</text:span> and <text:alphabetical-index-mark-start text:id="IMark5599508704" text:main-entry="true"/><text:span text:style-name="T1">embedded</text:span><text:alphabetical-index-mark-end text:id="IMark5599508704"/><text:span text:style-name="T1">-key="true"</text:span>are mutually exclusive.</text:p>
      <text:p text:style-name="P16">The <text:alphabetical-index-mark-start text:id="IMark5599508704" text:main-entry="true"/>embedded<text:alphabetical-index-mark-end text:id="IMark5599508704"/> treatment of the map instance itself is governed by the <text:alphabetical-index-mark-start text:id="IMark5599508800" text:main-entry="true"/><text:span text:style-name="T1">embedded</text:span><text:alphabetical-index-mark-end text:id="IMark5599508800"/> attribute of the <text:span text:style-name="T1">field</text:span> element.</text:p>
      <text:p text:style-name="P16">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6"><text:soft-page-break/>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6">The <text:span text:style-name="T1">serialized-value</text:span> attribute indicates that the map value is to be serialized for storage using <text:span text:style-name="T1">writeObject</text:span>, and cannot be queried.</text:p>
      <text:p text:style-name="P16"><text:bookmark text:name="X-102094294"/>The attributes <text:span text:style-name="T1">serialized-value="true"</text:span> and <text:alphabetical-index-mark-start text:id="IMark5599508800" text:main-entry="true"/><text:span text:style-name="T1">embedded</text:span><text:alphabetical-index-mark-end text:id="IMark5599508800"/><text:span text:style-name="T1">-value="true"</text:span>are mutually exclusive.</text:p>
      <text:h text:style-name="P26" text:outline-level="3"><text:alphabetical-index-mark-start text:id="IMark5599508800" text:main-entry="true"/>ELEMENT array<text:alphabetical-index-mark-end text:id="IMark5599508800"/></text:h>
      <text:p text:style-name="P16">This element specifies the treatment of array typed fields. The default persistence-modifier for array typed fields is based on the Java type of the component and modifiers of the field, according to the rules in section 18.10.</text:p>
      <text:p text:style-name="P16">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5599508800" text:main-entry="true"/>element <text:span text:style-name="T1">collection</text:span><text:alphabetical-index-mark-end text:id="IMark5599508800"/>.</text:p>
      <text:p text:style-name="P16">The <text:alphabetical-index-mark-start text:id="IMark5599508800" text:main-entry="true"/><text:span text:style-name="T1">embedded</text:span><text:alphabetical-index-mark-end text:id="IMark559950880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5599508704" text:main-entry="true"/><text:span text:style-name="T1">element</text:span> element<text:alphabetical-index-mark-end text:id="IMark5599508704"/> contains the <text:alphabetical-index-mark-start text:id="IMark5231098384" text:main-entry="true"/><text:span text:style-name="T1">embedded</text:span><text:alphabetical-index-mark-end text:id="IMark5231098384"/> element specifying the <text:alphabetical-index-mark-start text:id="IMark5599508512" text:main-entry="true"/>embedded<text:alphabetical-index-mark-end text:id="IMark5599508512"/> mapping of the element.</text:p>
      <text:p text:style-name="P16">The <text:span text:style-name="T1">dependent-element</text:span> attribute indicates that the array element contains a reference that is to be deleted if the referring instance is deleted, the array is replaced, or the reference is nullified.</text:p>
      <text:p text:style-name="P16">The <text:span text:style-name="T1">serialized-element</text:span> attribute indicates that the array element is to be serialized for storage using <text:span text:style-name="T1">writeObject</text:span>, and cannot be queried.</text:p>
      <text:p text:style-name="P16">The attributes <text:span text:style-name="T1">serialized-element="true"</text:span> and <text:alphabetical-index-mark-start text:id="IMark5599508512" text:main-entry="true"/><text:span text:style-name="T1">embedded</text:span><text:alphabetical-index-mark-end text:id="IMark5599508512"/><text:span text:style-name="T1">-element="true"</text:span>are mutually exclusive.</text:p>
      <text:p text:style-name="P16">The <text:alphabetical-index-mark-start text:id="IMark5599508512" text:main-entry="true"/>embedded<text:alphabetical-index-mark-end text:id="IMark5599508512"/> treatment of the array instance itself is governed by the <text:alphabetical-index-mark-start text:id="IMark5231098384" text:main-entry="true"/><text:span text:style-name="T1">embedded</text:span><text:alphabetical-index-mark-end text:id="IMark5231098384"/> attribute of the <text:span text:style-name="T1">field</text:span> element.</text:p>
      <text:h text:style-name="P26" text:outline-level="3"><text:alphabetical-index-mark-start text:id="IMark5231098384" text:main-entry="true"/>ELEMENT <text:alphabetical-index-mark-start text:id="IMark5599508512" text:main-entry="true"/>embedded<text:alphabetical-index-mark-end text:id="IMark5599508512"/><text:alphabetical-index-mark-end text:id="IMark5231098384"/></text:h>
      <text:p text:style-name="P16">The <text:alphabetical-index-mark-start text:id="IMark5231098384" text:main-entry="true"/><text:span text:style-name="T1">embedded</text:span><text:alphabetical-index-mark-end text:id="IMark5231098384"/> element specifies the mapping for an <text:alphabetical-index-mark-start text:id="IMark5599508512" text:main-entry="true"/>embedded<text:alphabetical-index-mark-end text:id="IMark5599508512"/> type. It contains multiple field and property elements, one for each field and property in the type.</text:p>
      <text:p text:style-name="P16">The <text:span text:style-name="T1">null-indicator-column</text:span> attribute optionally identifies the name of the column used to indicate whether the <text:alphabetical-index-mark-start text:id="IMark5599508512" text:main-entry="true"/>embedded<text:alphabetical-index-mark-end text:id="IMark5599508512"/> instance is null. By default, if the value of this column is null, then the <text:alphabetical-index-mark-start text:id="IMark5231098384" text:main-entry="true"/>embedded<text:alphabetical-index-mark-end text:id="IMark5231098384"/> instance is null. This column might be mapped to a field or property of the <text:alphabetical-index-mark-start text:id="IMark5599508704" text:main-entry="true"/>embedded<text:alphabetical-index-mark-end text:id="IMark5599508704"/> instance but might be a synthetic column for the sole purpose of indicating a null reference.</text:p>
      <text:p text:style-name="P16">The <text:span text:style-name="T1">null-indicator-value</text:span> attribute specifies the value to indicate that the <text:alphabetical-index-mark-start text:id="IMark5599508704" text:main-entry="true"/>embedded<text:alphabetical-index-mark-end text:id="IMark5599508704"/> instance is null. This is only used for non-nullable columns.</text:p>
      <text:p text:style-name="P16">If <text:span text:style-name="T1">null-indicator-column</text:span> is omitted, then the <text:alphabetical-index-mark-start text:id="IMark5599508704" text:main-entry="true"/>embedded<text:alphabetical-index-mark-end text:id="IMark5599508704"/> instance is assumed always to exist.</text:p>
      <text:p text:style-name="P16"><text:soft-page-break/>The <text:span text:style-name="T1">owner-field</text:span> attribute specifies the name of the field or property in the <text:alphabetical-index-mark-start text:id="IMark5599508704" text:main-entry="true"/>embedded<text:alphabetical-index-mark-end text:id="IMark5599508704"/> type that should contain a reference to the owning instance. This field or property is automatically instantiated by the implementation, and is not mapped to anything in the data store.</text:p>
      <text:h text:style-name="P26" text:outline-level="3"><text:alphabetical-index-mark-start text:id="IMark5599508704" text:main-entry="true"/>ELEMENT key<text:alphabetical-index-mark-end text:id="IMark5599508704"/></text:h>
      <text:p text:style-name="P16">This element specifies the mapping for the key component of a <text:span text:style-name="T1">Map</text:span> field. </text:p>
      <text:p text:style-name="P16">If only one column is mapped, and no additional information is needed for the column, then the <text:span text:style-name="T1">column</text:span> attribute can be used. Otherwise, the <text:span text:style-name="T1">column</text:span> element(s) are used.</text:p>
      <text:p text:style-name="P16">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text:span text:style-name="T1">and unique </text:span>attributes specify the characteristics of a constraint to be generated.</text:p>
      <text:h text:style-name="P26" text:outline-level="3"><text:alphabetical-index-mark-start text:id="IMark5599508704" text:main-entry="true"/>ELEMENT value<text:alphabetical-index-mark-end text:id="IMark5599508704"/></text:h>
      <text:p text:style-name="P16">This element specifies the mapping for the value component of a <text:span text:style-name="T1">Map</text:span> field. </text:p>
      <text:p text:style-name="P16">If only one column is mapped, and no additional information is needed for the column, then the column attribute can be used. Otherwise, the <text:span text:style-name="T1">column</text:span> element(s) are used.</text:p>
      <text:p text:style-name="P16">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6" text:outline-level="3"><text:alphabetical-index-mark-start text:id="IMark5599508704" text:main-entry="true"/>ELEMENT element<text:alphabetical-index-mark-end text:id="IMark5599508704"/></text:h>
      <text:p text:style-name="P16">This element specifies the mapping for the element component of arrays and collections.</text:p>
      <text:p text:style-name="P16">If only one column is mapped, and no additional information is needed for the column, then the column attribute can be used. Otherwise, the <text:span text:style-name="T1">column</text:span> element(s) are used.</text:p>
      <text:p text:style-name="P16">The <text:span text:style-name="T1">mapped-by</text:span> attribute specifies that the field is mapped to the same database column(s) as the named field in the other class. </text:p>
      <text:p text:style-name="P16">The <text:span text:style-name="T1">delete-action</text:span>, <text:span text:style-name="T1">update-action</text:span>, <text:span text:style-name="T1">indexed</text:span>, and <text:span text:style-name="T1">unique </text:span>attributes specify the characteristics of a constraint to be generated.</text:p>
      <text:h text:style-name="P26" text:outline-level="3"><text:alphabetical-index-mark-start text:id="IMark5599508704" text:main-entry="true"/>ELEMENT order<text:alphabetical-index-mark-end text:id="IMark5599508704"/></text:h>
      <text:p text:style-name="P16">This element specifies the mapping for the ordering component of arrays and lists.</text:p>
      <text:p text:style-name="P16">If no additional information is needed for the ordering column except for the name, then the column attribute can be used. Otherwise, the <text:span text:style-name="T1">column</text:span> element(s) are used.</text:p>
      <text:p text:style-name="P16">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6"><text:soft-page-break/>The field named in the <text:span text:style-name="T1">mapped-by</text:span> attribute in the <text:span text:style-name="T1">order</text:span> element must refer to a field or property of an integral type. This field is managed by the JDO implementation at flush time.</text:p>
      <text:p text:style-name="P16">If an instance of the target type is created and not explicitly added to the array or list on the other side, at flush time the instance is added to the array or list at the end.</text:p>
      <text:p text:style-name="P15"><draw:frame draw:style-name="fr1" draw:name="16" text:anchor-type="as-char" svg:width="2.7917in" svg:height="0.1346in" draw:z-index="0"><draw:image xlink:href="Pictures/2000000900000FB5000000C9DF37253B.wmf" xlink:type="simple" xlink:show="embed" xlink:actuate="onLoad"/></draw:frame></text:p>
      <text:h text:style-name="P24" text:outline-level="2"><text:alphabetical-index-mark-start text:id="IMark5599508704" text:main-entry="true"/>ELEMENT query<text:alphabetical-index-mark-end text:id="IMark5599508704"/></text:h>
      <text:p text:style-name="P16">This element specifies the serializable components of a query. Queries defined using metadata are used with the <text:span text:style-name="T1">newNamedQuery</text:span> method of <text:span text:style-name="T1">PersistenceManager</text:span>.</text:p>
      <text:p text:style-name="P16"><text:bookmark text:name="R-1095424"/><text:bookmark text:name="R-1095424T"/>The <text:span text:style-name="T1">name</text:span> attribute specifies the name of the query, and is required. <text:span text:style-name="T5">242</text:span></text:p>
      <text:p text:style-name="P16">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6">The <text:span text:style-name="T1">unmodifiable</text:span> attribute specifies whether the query can be modified by the program.</text:p>
      <text:p text:style-name="P16">The body of the <text:span text:style-name="T1">query</text:span> element specifies the text of the query. This is the single-string query as defined in Chapter 14. For convenience, single quotes can be used to delimit string constants in the filter.</text:p>
      <text:p text:style-name="P16">For SQL queries, in which it is not possible to specify uniqueness and the result class in the query itself, the attributes <text:span text:style-name="T1">unique</text:span> and <text:span text:style-name="T1">result-class</text:span> can be used.</text:p>
      <text:p text:style-name="P15"><draw:frame draw:style-name="fr1" draw:name="17" text:anchor-type="as-char" svg:width="2.7917in" svg:height="0.1346in" draw:z-index="0"><draw:image xlink:href="Pictures/2000000900000FB5000000C9DF37253B.wmf" xlink:type="simple" xlink:show="embed" xlink:actuate="onLoad"/></draw:frame></text:p>
      <text:h text:style-name="P24" text:outline-level="2"><text:alphabetical-index-mark-start text:id="IMark5599508704" text:main-entry="true"/>ELEMENT sequence<text:alphabetical-index-mark-end text:id="IMark5599508704"/></text:h>
      <text:p text:style-name="P16">The <text:span text:style-name="T1">sequence</text:span> element identifies a sequence number generator that can be used for several purposes:</text:p>
      <text:p text:style-name="P5">•<text:tab/>by the JDO implementation to generate application identity primary key values;</text:p>
      <text:p text:style-name="P5">•<text:tab/>by the JDO implementation to generate datastore identity primary key values;</text:p>
      <text:p text:style-name="P5">•<text:tab/>by the JDO implementation to generate non-key field values;</text:p>
      <text:p text:style-name="P5">•<text:tab/>by an application to generate unique identifiers for application use.</text:p>
      <text:p text:style-name="P16">The <text:span text:style-name="T1">name</text:span> attribute specifies the name for the sequence number generator.</text:p>
      <text:p text:style-name="P16">The <text:span text:style-name="T1">strategy</text:span> attribute specifies the strategy for generating sequence numbers. Standard values are:</text:p>
      <text:p text:style-name="P5">•<text:span text:style-name="T1"><text:tab/>nontransactional</text:span>: values are obtained outside of the transaction</text:p>
      <text:p text:style-name="P5">•<text:span text:style-name="T1"><text:tab/>transactional</text:span>: values are obtained in a transaction; if the transaction rolls back, gaps might occur in the sequence numbers</text:p>
      <text:p text:style-name="P5">•<text:span text:style-name="T1"><text:tab/>contiguous</text:span>: values are obtained in a transaction; all sequence numbers are guaranteed to be used. This implies that use of the sequence is serialized by transactions.</text:p>
      <text:p text:style-name="P16">The <text:span text:style-name="T1">datastore-sequence</text:span> attribute names the sequence used to generate key values. This must correspond to a named sequence in the database schema.</text:p>
      <text:p text:style-name="P16"><text:soft-page-break/>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7">The <text:span text:style-name="T9">allocation-size</text:span><text:span text:style-name="T8"> attribute specifies the number of key values allocated at a time.</text:span></text:p>
      <text:p text:style-name="P17"><text:span text:style-name="T8">The </text:span><text:span text:style-name="T9">initial-value</text:span><text:span text:style-name="T8"> attribute specifies the starting value of the keys in the sequence.</text:span></text:p>
      <text:p text:style-name="P16">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5"><draw:frame draw:style-name="fr1" draw:name="18" text:anchor-type="as-char" svg:width="2.7917in" svg:height="0.1346in" draw:z-index="0"><draw:image xlink:href="Pictures/2000000900000FB5000000C9DF37253B.wmf" xlink:type="simple" xlink:show="embed" xlink:actuate="onLoad"/></draw:frame></text:p>
      <text:h text:style-name="P24" text:outline-level="2"><text:alphabetical-index-mark-start text:id="IMark5599508704" text:main-entry="true"/>ELEMENT extension<text:alphabetical-index-mark-end text:id="IMark5599508704"/></text:h>
      <text:p text:style-name="P16">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5"><draw:frame draw:style-name="fr1" draw:name="19" text:anchor-type="as-char" svg:width="2.7917in" svg:height="0.1346in" draw:z-index="0"><draw:image xlink:href="Pictures/2000000900000FB5000000C9DF37253B.wmf" xlink:type="simple" xlink:show="embed" xlink:actuate="onLoad"/></draw:frame></text:p>
      <text:h text:style-name="P24" text:outline-level="2"><text:alphabetical-index-mark-start text:id="IMark5599508704" text:main-entry="true"/>ELEMENT <text:alphabetical-index-mark-start text:id="IMark5231098384" text:main-entry="true"/>orm<text:alphabetical-index-mark-end text:id="IMark5231098384"/><text:alphabetical-index-mark-end text:id="IMark5599508704"/></text:h>
      <text:p text:style-name="P16">This element specifies mapping information. It is the top-level element in a mapping file whose extension is .<text:alphabetical-index-mark-start text:id="IMark5599508704" text:main-entry="true"/>orm<text:alphabetical-index-mark-end text:id="IMark5599508704"/>. Many of the same elements in the jdo document are valid for <text:alphabetical-index-mark-start text:id="IMark5231098384" text:main-entry="true"/>orm<text:alphabetical-index-mark-end text:id="IMark5231098384"/>.</text:p>
      <text:p text:style-name="P15"><draw:frame draw:style-name="fr1" draw:name="20" text:anchor-type="as-char" svg:width="2.7917in" svg:height="0.1346in" draw:z-index="0"><draw:image xlink:href="Pictures/2000000900000FB5000000C9DF37253B.wmf" xlink:type="simple" xlink:show="embed" xlink:actuate="onLoad"/></draw:frame></text:p>
      <text:h text:style-name="P24" text:outline-level="2"><text:alphabetical-index-mark-start text:id="IMark5231098384" text:main-entry="true"/>ELEMENT <text:alphabetical-index-mark-start text:id="IMark5599508704" text:main-entry="true"/>jdoquery<text:alphabetical-index-mark-end text:id="IMark5599508704"/><text:alphabetical-index-mark-end text:id="IMark5231098384"/></text:h>
      <text:p text:style-name="P16">This element specifies named query information separate from the persitence and mapping metadata. It is the top-level element in a file whose extension is .<text:alphabetical-index-mark-start text:id="IMark5231098384" text:main-entry="true"/>jdoquery<text:alphabetical-index-mark-end text:id="IMark5231098384"/>. Many of the same elements in the jdo document are valid for <text:alphabetical-index-mark-start text:id="IMark5599508704" text:main-entry="true"/>jdoquery<text:alphabetical-index-mark-end text:id="IMark5599508704"/>.</text:p>
      <text:p text:style-name="P15"><draw:frame draw:style-name="fr1" draw:name="21" text:anchor-type="as-char" svg:width="2.7917in" svg:height="0.1346in" draw:z-index="0"><draw:image xlink:href="Pictures/2000000900000FB5000000C9DF37253B.wmf" xlink:type="simple" xlink:show="embed" xlink:actuate="onLoad"/></draw:frame></text:p>
      <text:h text:style-name="P24" text:outline-level="2">The jdo <text:alphabetical-index-mark-start text:id="IMark5599508704" text:main-entry="true"/>Schema Descriptor<text:alphabetical-index-mark-end text:id="IMark5599508704"/></text:h>
      <text:p text:style-name="P16">This describes files stored as .jdo files.</text:p>
      <text:p text:style-name="P16">Note: The document type descriptors are descriptive, not normative. The xml schema in the binary distribution is normative (see Appendix H).</text:p>
      <text:p text:style-name="P16">JDO vendors must support XSD and might support DTD. If using XSD, the declaration of the jdo element must include the following:</text:p>
      <text:p text:style-name="P4">&lt;?xml version="1.0" encoding="UTF-8" ?&gt;</text:p>
      <text:p text:style-name="P4">&lt;jdo xmlns="http://xmlns.jcp.org/xml/ns/jdo/jdo"</text:p>
      <text:p text:style-name="P4"><text:s text:c="5"/>xmlns:xsi="http://www.w3.org/2001/XMLSchema-instance"</text:p>
      <text:p text:style-name="P4"><text:s text:c="5"/>xsi:schemaLocation="http://xmlns.jcp.org/xml/ns/jdo/jdo </text:p>
      <text:p text:style-name="P4"><text:tab/>http://xmlns.jcp.org/xml/ns/jdo/jdo_3_2.xsd"&gt;</text:p>
      <text:p text:style-name="P16"><text:soft-page-break/>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jdo_3_2.dtd"</text:span></text:p>
      <text:p text:style-name="P5">•<text:tab/>If PUBLIC is used, the public id should be <text:span text:style-name="T1">"-//Sun Microsystems, Inc.//DTD Java Data Objects Metadata 3.2//EN"</text:span>; a jdo implementation might optimize access for this id.</text:p>
      <text:p text:style-name="P6">&lt;!-- The DOCTYPE should be as follows for metadata documents.</text:p>
      <text:p text:style-name="P6">&lt;!DOCTYPE jdo</text:p>
      <text:p text:style-name="P6"><text:s text:c="4"/>PUBLIC “-//Sun Microsystems, Inc.//DTD Java Data Objects Metadata 2.3//EN”</text:p>
      <text:p text:style-name="P6"><text:s text:c="4"/>“http://xmlns.jcp.org/dtd/jdo_3_2.dtd”&gt;</text:p>
      <text:p text:style-name="P6">--&gt;</text:p>
      <text:p text:style-name="P6">&lt;!<text:alphabetical-index-mark-start text:id="IMark5599508704" text:main-entry="true"/>ELEMENT jdo<text:alphabetical-index-mark-end text:id="IMark5599508704"/> (extension*, (package|query|fetch-plan)+, extension*)&gt;</text:p>
      <text:p text:style-name="P6">&lt;!ATTLIST jdo catalog CDATA #IMPLIED&gt;</text:p>
      <text:p text:style-name="P6">&lt;!ATTLIST jdo schema CDATA #IMPLIED&gt;</text:p>
      <text:p text:style-name="P6"/>
      <text:p text:style-name="P6">&lt;!<text:alphabetical-index-mark-start text:id="IMark5599508704" text:main-entry="true"/>ELEMENT package<text:alphabetical-index-mark-end text:id="IMark5599508704"/>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599508704" text:main-entry="true"/>ELEMENT interface<text:alphabetical-index-mark-end text:id="IMark5599508704"/> (extension*, datastore-identity?, primary-key?, <text:alphabetical-index-mark-start text:id="IMark5231098384" text:main-entry="true"/>inheritance<text:alphabetical-index-mark-end text:id="IMark5231098384"/>?, version?, join*, foreign-key*, index*, unique*, property*, query*, fetch-group*, extension*)&gt;</text:p>
      <text:p text:style-name="P6">&lt;!ATTLIST interface name CDATA #REQUIRED&gt;</text:p>
      <text:p text:style-name="P6">&lt;!ATTLIST interface table CDATA #IMPLIED&gt;</text:p>
      <text:p text:style-name="P6">&lt;!ATTLIST interface identity-type (datastore|application|nondurable) #IMPLIED&gt;</text:p>
      <text:p text:style-name="P6">&lt;!ATTLIST interface objectid-class CDATA #IMPLIED&gt;</text:p>
      <text:p text:style-name="P6">&lt;!ATTLIST interface requires-extent (true|false) ‘true’&gt;</text:p>
      <text:p text:style-name="P6">&lt;!ATTLIST interface detachable (true|false) ‘false’&gt;</text:p>
      <text:p text:style-name="P6">&lt;!ATTLIST interface <text:alphabetical-index-mark-start text:id="IMark5231098384" text:main-entry="true"/>embedded<text:alphabetical-index-mark-end text:id="IMark5231098384"/>-only (true|false) #IMPLIED&gt;</text:p>
      <text:p text:style-name="P6">&lt;!ATTLIST interface catalog CDATA #IMPLIED&gt;</text:p>
      <text:p text:style-name="P6">&lt;!ATTLIST interface schema CDATA #IMPLIED&gt;</text:p>
      <text:p text:style-name="P6">&lt;!ATTLIST interface cacheable (true|false) ‘true’&gt;</text:p>
      <text:p text:style-name="P6">&lt;!ATTLIST interface serialize-read (true|false) ‘false’&gt;</text:p>
      <text:p text:style-name="P6"/>
      <text:p text:style-name="P6">&lt;!<text:alphabetical-index-mark-start text:id="IMark5231098384" text:main-entry="true"/>ELEMENT property<text:alphabetical-index-mark-end text:id="IMark5231098384"/> (extension*, (array|collection|map)?, join?, <text:alphabetical-index-mark-start text:id="IMark5599508704" text:main-entry="true"/>embedded<text:alphabetical-index-mark-end text:id="IMark5599508704"/>?, element?, key?, value?, order?, column*, foreign-key?, index?, unique?, extension*)&gt;</text:p>
      <text:p text:style-name="P6">&lt;!ATTLIST property name CDATA #REQUIRED&gt;</text:p>
      <text:p text:style-name="P6">&lt;!ATTLIST property persistence-modifier (persistent|transactional|none) #IMPLIED&gt;</text:p>
      <text:p text:style-name="P6">&lt;!ATTLIST property default-fetch-group (true|false) #IMPLIED&gt;</text:p>
      <text:p text:style-name="P6">&lt;!ATTLIST property load-fetch-group CDATA #IMPLIED&gt;</text:p>
      <text:p text:style-name="P6">&lt;!ATTLIST property null-value (default|exception|none) ‘none’&gt;</text:p>
      <text:p text:style-name="P6">&lt;!ATTLIST property dependent (true|false) #IMPLIED&gt;</text:p>
      <text:p text:style-name="P6">&lt;!ATTLIST property <text:alphabetical-index-mark-start text:id="IMark5599508704" text:main-entry="true"/>embedded<text:alphabetical-index-mark-end text:id="IMark5599508704"/> (true|false) #IMPLIED&gt;</text:p>
      <text:p text:style-name="P6">&lt;!ATTLIST property primary-key (true|false) ‘false’&gt;</text:p>
      <text:p text:style-name="P6">&lt;!ATTLIST property value-strategy CDATA #IMPLIED&gt;</text:p>
      <text:p text:style-name="P6">&lt;!ATTLIST property sequence CDATA #IMPLIED&gt;</text:p>
      <text:p text:style-name="P6">&lt;!ATTLIST property serialized (true|false) #IMPLIED&gt;</text:p>
      <text:p text:style-name="P6">&lt;!ATTLIST property field-type CDATA #IMPLIED&gt;</text:p>
      <text:p text:style-name="P6">&lt;!ATTLIST property table CDATA #IMPLIED&gt;</text:p>
      <text:p text:style-name="P6"><text:soft-page-break/>&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lt;!ATTLIST property recursion-depth CDATA #IMPLIED&gt;</text:p>
      <text:p text:style-name="P6">&lt;!ATTLIST property field-name CDATA #IMPLIED&gt;</text:p>
      <text:p text:style-name="P6">&lt;!ATTLIST property cacheable (true|false) ‘true’&gt;</text:p>
      <text:p text:style-name="P6"/>
      <text:p text:style-name="P6">&lt;!<text:alphabetical-index-mark-start text:id="IMark5599508704" text:main-entry="true"/>ELEMENT class<text:alphabetical-index-mark-end text:id="IMark5599508704"/> (extension*, implements*, datastore-identity?, primary-key?, <text:alphabetical-index-mark-start text:id="IMark5231098384" text:main-entry="true"/>inheritance<text:alphabetical-index-mark-end text:id="IMark5231098384"/>?, version?, join*, foreign-key*, index*, unique*, column*, field*, property*, query*, fetch-group*, extension*)&gt;</text:p>
      <text:p text:style-name="P6">&lt;!ATTLIST class name CDATA #REQUIRED&gt;</text:p>
      <text:p text:style-name="P6">&lt;!ATTLIST class identity-type (application|datastore|nondurable) #IMPLIED&gt;</text:p>
      <text:p text:style-name="P6">&lt;!ATTLIST class objectid-class CDATA #IMPLIED&gt;</text:p>
      <text:p text:style-name="P6">&lt;!ATTLIST class table CDATA #IMPLIED&gt;</text:p>
      <text:p text:style-name="P6">&lt;!ATTLIST class requires-extent (true|false) ‘true’&gt;</text:p>
      <text:p text:style-name="P6">&lt;!ATTLIST class persistence-capable-superclass CDATA #IMPLIED&gt;</text:p>
      <text:p text:style-name="P6">&lt;!ATTLIST class detachable (true|false) ‘false’&gt;</text:p>
      <text:p text:style-name="P6">&lt;!ATTLIST class <text:alphabetical-index-mark-start text:id="IMark5231098384" text:main-entry="true"/>embedded<text:alphabetical-index-mark-end text:id="IMark5231098384"/>-only (true|false) #IMPLIED&gt;</text:p>
      <text:p text:style-name="P6">&lt;!ATTLIST class persistence-modifier (persistence-capable|persistence-aware|non-persistent) #IMPLIED&gt;</text:p>
      <text:p text:style-name="P6">&lt;!ATTLIST class catalog CDATA #IMPLIED&gt;</text:p>
      <text:p text:style-name="P6">&lt;!ATTLIST class schema CDATA #IMPLIED&gt;</text:p>
      <text:p text:style-name="P6">&lt;!ATTLIST class cacheable (true|false) ‘true’&gt;</text:p>
      <text:p text:style-name="P6">&lt;!ATTLIST class serialize-read (true|false) ‘false’&gt;</text:p>
      <text:p text:style-name="P6"/>
      <text:p text:style-name="P6">&lt;!<text:alphabetical-index-mark-start text:id="IMark5231098384" text:main-entry="true"/>ELEMENT primary-key<text:alphabetical-index-mark-end text:id="IMark5231098384"/> (extension*, column*, extension*)&gt;</text:p>
      <text:p text:style-name="P6">&lt;!ATTLIST primary-key name CDATA #IMPLIED&gt;</text:p>
      <text:p text:style-name="P6">&lt;!ATTLIST primary-key column CDATA #IMPLIED&gt;</text:p>
      <text:p text:style-name="P6"/>
      <text:p text:style-name="P6">&lt;!<text:alphabetical-index-mark-start text:id="IMark5231098384" text:main-entry="true"/>ELEMENT join<text:alphabetical-index-mark-end text:id="IMark5231098384"/>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231098384" text:main-entry="true"/>ELEMENT version<text:alphabetical-index-mark-end text:id="IMark5231098384"/>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231098384" text:main-entry="true"/>ELEMENT datastore-identity<text:alphabetical-index-mark-end text:id="IMark5231098384"/>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231098384" text:main-entry="true"/>ELEMENT implements<text:alphabetical-index-mark-end text:id="IMark5231098384"/> (extension*, property*, extension*)&gt;</text:p>
      <text:p text:style-name="P6">&lt;!ATTLIST implements name CDATA #REQUIRED&gt;</text:p>
      <text:p text:style-name="P6"/>
      <text:p text:style-name="P6">&lt;!<text:alphabetical-index-mark-start text:id="IMark5231098384" text:main-entry="true"/>ELEMENT <text:alphabetical-index-mark-start text:id="IMark5599508704" text:main-entry="true"/>inheritance<text:alphabetical-index-mark-end text:id="IMark5599508704"/> <text:alphabetical-index-mark-end text:id="IMark5231098384"/>(extension*, join?, discriminator?, extension*)&gt;</text:p>
      <text:p text:style-name="P6">&lt;!ATTLIST <text:alphabetical-index-mark-start text:id="IMark5231098384" text:main-entry="true"/>inheritance<text:alphabetical-index-mark-end text:id="IMark5231098384"/> strategy CDATA #IMPLIED&gt;</text:p>
      <text:p text:style-name="P6"/>
      <text:p text:style-name="P6"><text:soft-page-break/>&lt;!<text:alphabetical-index-mark-start text:id="IMark5231098384" text:main-entry="true"/>ELEMENT discriminator<text:alphabetical-index-mark-end text:id="IMark5231098384"/>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231098384" text:main-entry="true"/>ELEMENT column<text:alphabetical-index-mark-end text:id="IMark5231098384"/> (extension*)&gt;</text:p>
      <text:p text:style-name="P6">&lt;!ATTLIST column name CDATA #IMPLIED&gt;</text:p>
      <text:p text:style-name="P6">&lt;!ATTLIST column target CDATA #IMPLIED&gt;</text:p>
      <text:p text:style-name="P6">&lt;!ATTLIST column target-field CDATA #IMPLIED&gt;</text:p>
      <text:p text:style-name="P6">&lt;!ATTLIST column <text:alphabetical-index-mark-start text:id="IMark5231098384" text:main-entry="true"/>jdbc-type<text:alphabetical-index-mark-end text:id="IMark5231098384"/> CDATA #IMPLIED&gt;</text:p>
      <text:p text:style-name="P6">&lt;!ATTLIST column <text:alphabetical-index-mark-start text:id="IMark5231098384" text:main-entry="true"/>sql-type<text:alphabetical-index-mark-end text:id="IMark5231098384"/> CDATA #IMPLIED&gt;</text:p>
      <text:p text:style-name="P6">&lt;!ATTLIST column <text:alphabetical-index-mark-start text:id="IMark5231098384" text:main-entry="true"/>length<text:alphabetical-index-mark-end text:id="IMark5231098384"/> CDATA #IMPLIED&gt;</text:p>
      <text:p text:style-name="P6">&lt;!ATTLIST column <text:alphabetical-index-mark-start text:id="IMark5231098384" text:main-entry="true"/>scale<text:alphabetical-index-mark-end text:id="IMark5231098384"/> CDATA #IMPLIED&gt;</text:p>
      <text:p text:style-name="P6">&lt;!ATTLIST column <text:alphabetical-index-mark-start text:id="IMark5231098384" text:main-entry="true"/>allows-null<text:alphabetical-index-mark-end text:id="IMark5231098384"/> (true|false) #IMPLIED&gt;</text:p>
      <text:p text:style-name="P6">&lt;!ATTLIST column <text:alphabetical-index-mark-start text:id="IMark5231098384" text:main-entry="true"/>default-value<text:alphabetical-index-mark-end text:id="IMark5231098384"/> CDATA #IMPLIED&gt;</text:p>
      <text:p text:style-name="P6">&lt;!ATTLIST column <text:alphabetical-index-mark-start text:id="IMark5231098384" text:main-entry="true"/>insert-value<text:alphabetical-index-mark-end text:id="IMark5231098384"/> CDATA #IMPLIED&gt;</text:p>
      <text:p text:style-name="P6"/>
      <text:p text:style-name="P6">&lt;!<text:alphabetical-index-mark-start text:id="IMark5231098384" text:main-entry="true"/>ELEMENT field<text:alphabetical-index-mark-end text:id="IMark5231098384"/> (extension*, (array|collection|map)?, join?, <text:alphabetical-index-mark-start text:id="IMark5599508704" text:main-entry="true"/>embedded<text:alphabetical-index-mark-end text:id="IMark5599508704"/>?, element?, key?, value?, order?, column*, foreign-key?, index?, unique?, extension*)&gt;</text:p>
      <text:p text:style-name="P6">&lt;!ATTLIST field name CDATA #REQUIRED&gt;</text:p>
      <text:p text:style-name="P6">&lt;!ATTLIST field persistence-modifier (persistent|transactional|none) #IMPLIED&gt;</text:p>
      <text:p text:style-name="P6">&lt;!ATTLIST field field-type CDATA #IMPLIED&gt;</text:p>
      <text:p text:style-name="P6">&lt;!ATTLIST field table CDATA #IMPLIED&gt;</text:p>
      <text:p text:style-name="P6">&lt;!ATTLIST field column CDATA #IMPLIED&gt;</text:p>
      <text:p text:style-name="P6">&lt;!ATTLIST field primary-key (true|false) ‘false’&gt;</text:p>
      <text:p text:style-name="P6">&lt;!ATTLIST field null-value (exception|default|none) ‘none’&gt;</text:p>
      <text:p text:style-name="P6">&lt;!ATTLIST field default-fetch-group (true|false) #IMPLIED&gt;</text:p>
      <text:p text:style-name="P6">&lt;!ATTLIST field <text:alphabetical-index-mark-start text:id="IMark5599508704" text:main-entry="true"/>embedded<text:alphabetical-index-mark-end text:id="IMark5599508704"/> (true|false) #IMPLIED&gt;</text:p>
      <text:p text:style-name="P6">&lt;!ATTLIST field serialized (true|false) #IMPLIED&gt;</text:p>
      <text:p text:style-name="P6">&lt;!ATTLIST field dependent (true|false)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load-fetch-group CDATA #IMPLIED&gt;</text:p>
      <text:p text:style-name="P6">&lt;!ATTLIST field recursion-depth CDATA #IMPLIED&gt;</text:p>
      <text:p text:style-name="P6">&lt;!ATTLIST field mapped-by CDATA #IMPLIED&gt;</text:p>
      <text:p text:style-name="P6">&lt;!ATTLIST field cacheable (true|false) ‘true’&gt;</text:p>
      <text:p text:style-name="P6"/>
      <text:p text:style-name="P6">&lt;!<text:alphabetical-index-mark-start text:id="IMark5599508704" text:main-entry="true"/>ELEMENT foreign-key<text:alphabetical-index-mark-end text:id="IMark5599508704"/>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599508704" text:main-entry="true"/>ELEMENT collection<text:alphabetical-index-mark-end text:id="IMark5599508704"/> (extension*)&gt;</text:p>
      <text:p text:style-name="P6">&lt;!ATTLIST collection element-type CDATA #IMPLIED&gt;</text:p>
      <text:p text:style-name="P6">&lt;!ATTLIST collection <text:alphabetical-index-mark-start text:id="IMark5599508704" text:main-entry="true"/>embedded<text:alphabetical-index-mark-end text:id="IMark5599508704"/>-element (true|false) #IMPLIED&gt;</text:p>
      <text:p text:style-name="P6">&lt;!ATTLIST collection dependent-element (true|false) #IMPLIED&gt;</text:p>
      <text:p text:style-name="P6">&lt;!ATTLIST collection serialized-element (true|false) #IMPLIED&gt;</text:p>
      <text:p text:style-name="P6"><text:soft-page-break/></text:p>
      <text:p text:style-name="P6">&lt;!<text:alphabetical-index-mark-start text:id="IMark5599508704" text:main-entry="true"/>ELEMENT map<text:alphabetical-index-mark-end text:id="IMark5599508704"/> (extension)*&gt;</text:p>
      <text:p text:style-name="P6">&lt;!ATTLIST map key-type CDATA #IMPLIED&gt;</text:p>
      <text:p text:style-name="P6">&lt;!ATTLIST map <text:alphabetical-index-mark-start text:id="IMark5599508704" text:main-entry="true"/>embedded<text:alphabetical-index-mark-end text:id="IMark5599508704"/>-key (true|false) #IMPLIED&gt;</text:p>
      <text:p text:style-name="P6">&lt;!ATTLIST map dependent-key (true|false) #IMPLIED&gt;</text:p>
      <text:p text:style-name="P6">&lt;!ATTLIST map serialized-key (true|false) #IMPLIED&gt;</text:p>
      <text:p text:style-name="P6">&lt;!ATTLIST map value-type CDATA #IMPLIED&gt;</text:p>
      <text:p text:style-name="P6">&lt;!ATTLIST map <text:alphabetical-index-mark-start text:id="IMark5599508704" text:main-entry="true"/>embedded<text:alphabetical-index-mark-end text:id="IMark5599508704"/>-value (true|false) #IMPLIED&gt;</text:p>
      <text:p text:style-name="P6">&lt;!ATTLIST map dependent-value (true|false) #IMPLIED&gt;</text:p>
      <text:p text:style-name="P6">&lt;!ATTLIST map serialized-value (true|false) #IMPLIED&gt;</text:p>
      <text:p text:style-name="P6"/>
      <text:p text:style-name="P6">&lt;!<text:alphabetical-index-mark-start text:id="IMark5599508704" text:main-entry="true"/>ELEMENT key<text:alphabetical-index-mark-end text:id="IMark5599508704"/> (extension*, <text:alphabetical-index-mark-start text:id="IMark5231098384" text:main-entry="true"/>embedded<text:alphabetical-index-mark-end text:id="IMark5231098384"/>?,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231098384" text:main-entry="true"/>ELEMENT value<text:alphabetical-index-mark-end text:id="IMark5231098384"/> (extension*, <text:alphabetical-index-mark-start text:id="IMark5599508704" text:main-entry="true"/>embedded<text:alphabetical-index-mark-end text:id="IMark5599508704"/>?,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599508704" text:main-entry="true"/>ELEMENT array<text:alphabetical-index-mark-end text:id="IMark5599508704"/> (extension*)&gt;</text:p>
      <text:p text:style-name="P6">&lt;!ATTLIST array element-type CDATA #IMPLIED&gt;</text:p>
      <text:p text:style-name="P6">&lt;!ATTLIST array <text:alphabetical-index-mark-start text:id="IMark5599508704" text:main-entry="true"/>embedded<text:alphabetical-index-mark-end text:id="IMark5599508704"/>-element (true|false) #IMPLIED&gt;</text:p>
      <text:p text:style-name="P6">&lt;!ATTLIST array dependent-element (true|false) #IMPLIED&gt;</text:p>
      <text:p text:style-name="P6">&lt;!ATTLIST array serialized-element (true|false) #IMPLIED&gt;</text:p>
      <text:p text:style-name="P6"/>
      <text:p text:style-name="P6">&lt;!<text:alphabetical-index-mark-start text:id="IMark5599508704" text:main-entry="true"/>ELEMENT element<text:alphabetical-index-mark-end text:id="IMark5599508704"/> (extension*, <text:alphabetical-index-mark-start text:id="IMark5231098384" text:main-entry="true"/>embedded<text:alphabetical-index-mark-end text:id="IMark5231098384"/>?, column*, foreign-key?, index?, unique?, extension*)&gt;</text:p>
      <text:p text:style-name="P6">&lt;!ATTLIST <text:alphabetical-index-mark-start text:id="IMark5231098384" text:main-entry="true"/>element column<text:alphabetical-index-mark-end text:id="IMark5231098384"/>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231098384" text:main-entry="true"/>element unique<text:alphabetical-index-mark-end text:id="IMark5231098384"/> (true|false) #IMPLIED&gt;</text:p>
      <text:p text:style-name="P6">&lt;!ATTLIST element mapped-by CDATA #IMPLIED&gt;</text:p>
      <text:p text:style-name="P6"/>
      <text:p text:style-name="P6">&lt;!<text:alphabetical-index-mark-start text:id="IMark5231098384" text:main-entry="true"/>ELEMENT order<text:alphabetical-index-mark-end text:id="IMark5231098384"/> (extension*, column*, index?, extension*)&gt;</text:p>
      <text:p text:style-name="P6">&lt;!ATTLIST order column CDATA #IMPLIED&gt;</text:p>
      <text:p text:style-name="P6">&lt;!ATTLIST order mapped-by CDATA #IMPLIED&gt;</text:p>
      <text:p text:style-name="P6"/>
      <text:p text:style-name="P6">&lt;!ELEMENT fetch-group (extension*, (fetch-group|field|property)*, extension*)&gt;</text:p>
      <text:p text:style-name="P6">&lt;!ATTLIST fetch-group name CDATA #REQUIRED&gt;</text:p>
      <text:p text:style-name="P6">&lt;!ATTLIST fetch-group post-load (true|false) #IMPLIED&gt;</text:p>
      <text:p text:style-name="P6"/>
      <text:p text:style-name="P6">&lt;!ELEMENT fetch-plan (fetch-group*)&gt;</text:p>
      <text:p text:style-name="P6"><text:soft-page-break/>&lt;!ATTLIST fetch-plan name CDATA #REQUIRED&gt;</text:p>
      <text:p text:style-name="P6">&lt;!ATTLIST fetch-plan max-fetch-depth CDATA #IMPLIED&gt;</text:p>
      <text:p text:style-name="P6">&lt;!ATTLIST fetch-plan fetch-size CDATA #IMPLIED&gt;</text:p>
      <text:p text:style-name="P6"/>
      <text:p text:style-name="P6">&lt;!<text:alphabetical-index-mark-start text:id="IMark5231098384" text:main-entry="true"/>ELEMENT <text:alphabetical-index-mark-start text:id="IMark5599508704" text:main-entry="true"/>embedded<text:alphabetical-index-mark-end text:id="IMark5599508704"/><text:alphabetical-index-mark-end text:id="IMark5231098384"/> (extension*, (field|property)*, extension*)&gt;</text:p>
      <text:p text:style-name="P6">&lt;!ATTLIST <text:alphabetical-index-mark-start text:id="IMark5231098384" text:main-entry="true"/>embedded<text:alphabetical-index-mark-end text:id="IMark5231098384"/> owner-field CDATA #IMPLIED&gt;</text:p>
      <text:p text:style-name="P6">&lt;!ATTLIST <text:alphabetical-index-mark-start text:id="IMark5231098384" text:main-entry="true"/>embedded<text:alphabetical-index-mark-end text:id="IMark5231098384"/> null-indicator-column CDATA #IMPLIED&gt;</text:p>
      <text:p text:style-name="P6">&lt;!ATTLIST <text:alphabetical-index-mark-start text:id="IMark5231098384" text:main-entry="true"/>embedded<text:alphabetical-index-mark-end text:id="IMark5231098384"/> null-indicator-value CDATA #IMPLIED&gt;</text:p>
      <text:p text:style-name="P6"/>
      <text:p text:style-name="P6">&lt;!<text:alphabetical-index-mark-start text:id="IMark5231098384" text:main-entry="true"/>ELEMENT sequence<text:alphabetical-index-mark-end text:id="IMark5231098384"/>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231098384" text:main-entry="true"/>ELEMENT index<text:alphabetical-index-mark-end text:id="IMark5231098384"/>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231098384" text:main-entry="true"/>ELEMENT query<text:alphabetical-index-mark-end text:id="IMark523109838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lt;!ATTLIST query fetch-plan CDATA #IMPLIED&gt;</text:p>
      <text:p text:style-name="P6"/>
      <text:p text:style-name="P6">&lt;!<text:alphabetical-index-mark-start text:id="IMark5231098384" text:main-entry="true"/>ELEMENT unique<text:alphabetical-index-mark-end text:id="IMark5231098384"/>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231098384" text:main-entry="true"/>ELEMENT extension<text:alphabetical-index-mark-end text:id="IMark5231098384"/>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6"/>
      <text:p text:style-name="P15"><draw:frame draw:style-name="fr1" draw:name="22" text:anchor-type="as-char" svg:width="2.7917in" svg:height="0.1346in" draw:z-index="0"><draw:image xlink:href="Pictures/2000000900000FB5000000C9DF37253B.wmf" xlink:type="simple" xlink:show="embed" xlink:actuate="onLoad"/></draw:frame></text:p>
      <text:h text:style-name="P24" text:outline-level="2">The <text:alphabetical-index-mark-start text:id="IMark5231098384" text:main-entry="true"/>orm<text:alphabetical-index-mark-end text:id="IMark5231098384"/> <text:alphabetical-index-mark-start text:id="IMark5599508704" text:main-entry="true"/>Schema Descriptor<text:alphabetical-index-mark-end text:id="IMark5599508704"/></text:h>
      <text:p text:style-name="P16">This describes files stored as .<text:alphabetical-index-mark-start text:id="IMark5599508704" text:main-entry="true"/>orm<text:alphabetical-index-mark-end text:id="IMark5599508704"/> files.</text:p>
      <text:p text:style-name="P16">Note: The document type descriptors are descriptive, not normative. The xml schema in the binary distribution is normative (see Appendix J).</text:p>
      <text:p text:style-name="P16">JDO vendors must support XSD and might support DTD. If using XSDF , the declaration of the <text:alphabetical-index-mark-start text:id="IMark5599508704" text:main-entry="true"/>orm<text:alphabetical-index-mark-end text:id="IMark5599508704"/> element must include the following:</text:p>
      <text:p text:style-name="P4">&lt;?xml version="1.0" encoding="UTF-8" ?&gt;</text:p>
      <text:p text:style-name="P4"><text:soft-page-break/>&lt;<text:alphabetical-index-mark-start text:id="IMark5599508704" text:main-entry="true"/>orm<text:alphabetical-index-mark-end text:id="IMark5599508704"/> xmlns="http://xmlns.jcp.org/xml/ns/jdo/<text:alphabetical-index-mark-start text:id="IMark5231098384" text:main-entry="true"/>orm<text:alphabetical-index-mark-end text:id="IMark5231098384"/>"</text:p>
      <text:p text:style-name="P4"><text:s text:c="5"/>xmlns:xsi="http://www.w3.org/2001/XMLSchema-instance"</text:p>
      <text:p text:style-name="P4"><text:s text:c="5"/>xsi:schemaLocation="http://xmlns.jcp.org/xml/ns/jdo/<text:alphabetical-index-mark-start text:id="IMark5231098384" text:main-entry="true"/>orm<text:alphabetical-index-mark-end text:id="IMark5231098384"/> </text:p>
      <text:p text:style-name="P4"><text:tab/>http://xmlns.jcp.org/xml/ns/jdo/<text:alphabetical-index-mark-start text:id="IMark5231098384" text:main-entry="true"/>orm<text:alphabetical-index-mark-end text:id="IMark5231098384"/>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231098384" text:main-entry="true"/><text:span text:style-name="T1">orm</text:span><text:alphabetical-index-mark-end text:id="IMark5231098384"/><text:span text:style-name="T1">_3_2.dtd"</text:span></text:p>
      <text:p text:style-name="P5">•<text:tab/>If PUBLIC is used, the public id should be <text:span text:style-name="T1">"-//Sun Microsystems, Inc.//DTD Java Data Objects Mapping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metadata documents.</text:p>
      <text:p text:style-name="P6">&lt;!DOCTYPE <text:alphabetical-index-mark-start text:id="IMark5231098384" text:main-entry="true"/>orm<text:alphabetical-index-mark-end text:id="IMark5231098384"/></text:p>
      <text:p text:style-name="P6"><text:s text:c="4"/>PUBLIC “-//Sun Microsystems, Inc.//DTD Java Data Objects Mapping Metadata 3.2//EN”</text:p>
      <text:p text:style-name="P6"><text:s text:c="4"/>“http://xmlns.jcp.org/dtd/<text:alphabetical-index-mark-start text:id="IMark5231098384" text:main-entry="true"/>orm<text:alphabetical-index-mark-end text:id="IMark5231098384"/>_3_2.dtd”&gt;</text:p>
      <text:p text:style-name="P6">--&gt;</text:p>
      <text:p text:style-name="P6">&lt;!<text:alphabetical-index-mark-start text:id="IMark5231098384" text:main-entry="true"/>ELEMENT <text:alphabetical-index-mark-start text:id="IMark5599508704" text:main-entry="true"/>orm<text:alphabetical-index-mark-end text:id="IMark5599508704"/><text:alphabetical-index-mark-end text:id="IMark5231098384"/> (extension*, (package|query)+, extension*)&gt;</text:p>
      <text:p text:style-name="P6">&lt;!ATTLIST <text:alphabetical-index-mark-start text:id="IMark5231098384" text:main-entry="true"/>orm<text:alphabetical-index-mark-end text:id="IMark5231098384"/> catalog CDATA #IMPLIED&gt;</text:p>
      <text:p text:style-name="P6">&lt;!ATTLIST <text:alphabetical-index-mark-start text:id="IMark5231098384" text:main-entry="true"/>orm<text:alphabetical-index-mark-end text:id="IMark5231098384"/> schema CDATA #IMPLIED&gt;</text:p>
      <text:p text:style-name="P6"/>
      <text:p text:style-name="P6">&lt;!<text:alphabetical-index-mark-start text:id="IMark5231098384" text:main-entry="true"/>ELEMENT package<text:alphabetical-index-mark-end text:id="IMark5231098384"/> (extension*, (interface|class|sequence)+, extension*)&gt;</text:p>
      <text:p text:style-name="P6">&lt;!ATTLIST package name CDATA ‘’&gt;</text:p>
      <text:p text:style-name="P6">&lt;!ATTLIST package catalog CDATA #IMPLIED&gt;</text:p>
      <text:p text:style-name="P6">&lt;!ATTLIST package schema CDATA #IMPLIED&gt;</text:p>
      <text:p text:style-name="P6"/>
      <text:p text:style-name="P6">&lt;!<text:alphabetical-index-mark-start text:id="IMark5231098384" text:main-entry="true"/>ELEMENT interface<text:alphabetical-index-mark-end text:id="IMark5231098384"/> (extension*, datastore-identity?, primary-key?, <text:alphabetical-index-mark-start text:id="IMark5599508704" text:main-entry="true"/>inheritance<text:alphabetical-index-mark-end text:id="IMark5599508704"/>?, version?, join*, foreign-key*, index*, unique*, property*, query*, extension*)&gt;</text:p>
      <text:p text:style-name="P6">&lt;!ATTLIST interface name CDATA #REQUIRED&gt;</text:p>
      <text:p text:style-name="P6">&lt;!ATTLIST interface table CDATA #IMPLIED&gt;</text:p>
      <text:p text:style-name="P6">&lt;!ATTLIST interface catalog CDATA #IMPLIED&gt;</text:p>
      <text:p text:style-name="P6">&lt;!ATTLIST interface schema CDATA #IMPLIED&gt;</text:p>
      <text:p text:style-name="P6"/>
      <text:p text:style-name="P6"><text:soft-page-break/>&lt;!<text:alphabetical-index-mark-start text:id="IMark5599508704" text:main-entry="true"/>ELEMENT property<text:alphabetical-index-mark-end text:id="IMark5599508704"/> (extension*, join?, <text:alphabetical-index-mark-start text:id="IMark5231098384" text:main-entry="true"/>embedded<text:alphabetical-index-mark-end text:id="IMark5231098384"/>?, element?, key?, value?, order?, column*, foreign-key?, index?, unique?, extension*)&gt;</text:p>
      <text:p text:style-name="P6">&lt;!ATTLIST property name CDATA #REQUIRED&gt;</text:p>
      <text:p text:style-name="P6">&lt;!ATTLIST property value-strategy CDATA #IMPLIED&gt;</text:p>
      <text:p text:style-name="P6">&lt;!ATTLIST property sequence CDATA #IMPLIED&gt;</text:p>
      <text:p text:style-name="P6">&lt;!ATTLIST property table CDATA #IMPLIED&gt;</text:p>
      <text:p text:style-name="P6">&lt;!ATTLIST property column CDATA #IMPLIED&gt;</text:p>
      <text:p text:style-name="P6">&lt;!ATTLIST property delete-action (restrict|cascade|null|default|none) #IMPLIED&gt;</text:p>
      <text:p text:style-name="P6">&lt;!ATTLIST property indexed (true|false|unique) #IMPLIED&gt;</text:p>
      <text:p text:style-name="P6">&lt;!ATTLIST property unique (true|false) #IMPLIED&gt;</text:p>
      <text:p text:style-name="P6">&lt;!ATTLIST property mapped-by CDATA #IMPLIED&gt;</text:p>
      <text:p text:style-name="P6"/>
      <text:p text:style-name="P6">&lt;!<text:alphabetical-index-mark-start text:id="IMark5231098384" text:main-entry="true"/>ELEMENT class<text:alphabetical-index-mark-end text:id="IMark5231098384"/> (extension*, datastore-identity?, primary-key?, <text:alphabetical-index-mark-start text:id="IMark5599508704" text:main-entry="true"/>inheritance<text:alphabetical-index-mark-end text:id="IMark5599508704"/>?, version?, join*, foreign-key*, index*, unique*, column*, field*, property*, query*, extension*)&gt;</text:p>
      <text:p text:style-name="P6">&lt;!ATTLIST class name CDATA #REQUIRED&gt;</text:p>
      <text:p text:style-name="P6">&lt;!ATTLIST class table CDATA #IMPLIED&gt;</text:p>
      <text:p text:style-name="P6">&lt;!ATTLIST class catalog CDATA #IMPLIED&gt;</text:p>
      <text:p text:style-name="P6">&lt;!ATTLIST class schema CDATA #IMPLIED&gt;</text:p>
      <text:p text:style-name="P6"/>
      <text:p text:style-name="P6">&lt;!<text:alphabetical-index-mark-start text:id="IMark5599508704" text:main-entry="true"/>ELEMENT primary-key<text:alphabetical-index-mark-end text:id="IMark5599508704"/> (extension*, column*, extension*)&gt;</text:p>
      <text:p text:style-name="P6">&lt;!ATTLIST primary-key name CDATA #IMPLIED&gt;</text:p>
      <text:p text:style-name="P6">&lt;!ATTLIST primary-key column CDATA #IMPLIED&gt;</text:p>
      <text:p text:style-name="P6"/>
      <text:p text:style-name="P6">&lt;!<text:alphabetical-index-mark-start text:id="IMark5599508704" text:main-entry="true"/>ELEMENT join<text:alphabetical-index-mark-end text:id="IMark5599508704"/> (extension*, primary-key?, column*, foreign-key?, index?, unique?, extension*)&gt;</text:p>
      <text:p text:style-name="P6">&lt;!ATTLIST join table CDATA #IMPLIED&gt;</text:p>
      <text:p text:style-name="P6">&lt;!ATTLIST join column CDATA #IMPLIED&gt;</text:p>
      <text:p text:style-name="P6">&lt;!ATTLIST join outer (true|false) ‘false’&gt;</text:p>
      <text:p text:style-name="P6">&lt;!ATTLIST join delete-action (restrict|cascade|null|default|none) #IMPLIED&gt;</text:p>
      <text:p text:style-name="P6">&lt;!ATTLIST join indexed (true|false|unique) #IMPLIED&gt;</text:p>
      <text:p text:style-name="P6">&lt;!ATTLIST join unique (true|false) #IMPLIED&gt;</text:p>
      <text:p text:style-name="P6"/>
      <text:p text:style-name="P6">&lt;!<text:alphabetical-index-mark-start text:id="IMark5599508704" text:main-entry="true"/>ELEMENT version<text:alphabetical-index-mark-end text:id="IMark5599508704"/> (extension*, column*, index?, extension*)&gt;</text:p>
      <text:p text:style-name="P6">&lt;!ATTLIST version strategy CDATA #IMPLIED&gt;</text:p>
      <text:p text:style-name="P6">&lt;!ATTLIST version column CDATA #IMPLIED&gt;</text:p>
      <text:p text:style-name="P6">&lt;!ATTLIST version indexed (true|false|unique) #IMPLIED&gt;</text:p>
      <text:p text:style-name="P6"/>
      <text:p text:style-name="P6">&lt;!<text:alphabetical-index-mark-start text:id="IMark5599508704" text:main-entry="true"/>ELEMENT datastore-identity<text:alphabetical-index-mark-end text:id="IMark5599508704"/> (extension*, column*, extension*)&gt;</text:p>
      <text:p text:style-name="P6">&lt;!ATTLIST datastore-identity column CDATA #IMPLIED&gt;</text:p>
      <text:p text:style-name="P6">&lt;!ATTLIST datastore-identity strategy CDATA ‘native’&gt;</text:p>
      <text:p text:style-name="P6">&lt;!ATTLIST datastore-identity sequence CDATA #IMPLIED&gt;</text:p>
      <text:p text:style-name="P6"/>
      <text:p text:style-name="P6">&lt;!<text:alphabetical-index-mark-start text:id="IMark5599508704" text:main-entry="true"/>ELEMENT implements<text:alphabetical-index-mark-end text:id="IMark5599508704"/> (extension*, property*, extension*)&gt;</text:p>
      <text:p text:style-name="P6">&lt;!ATTLIST implements name CDATA #REQUIRED&gt;</text:p>
      <text:p text:style-name="P6"/>
      <text:p text:style-name="P6">&lt;!<text:alphabetical-index-mark-start text:id="IMark5599508704" text:main-entry="true"/>ELEMENT <text:alphabetical-index-mark-start text:id="IMark5231098384" text:main-entry="true"/>inheritance<text:alphabetical-index-mark-end text:id="IMark5231098384"/> <text:alphabetical-index-mark-end text:id="IMark5599508704"/>(extension*, join?, discriminator?, extension*)&gt;</text:p>
      <text:p text:style-name="P6">&lt;!ATTLIST <text:alphabetical-index-mark-start text:id="IMark5599508704" text:main-entry="true"/>inheritance<text:alphabetical-index-mark-end text:id="IMark5599508704"/> strategy CDATA #IMPLIED&gt;</text:p>
      <text:p text:style-name="P6"/>
      <text:p text:style-name="P6">&lt;!<text:alphabetical-index-mark-start text:id="IMark5599508704" text:main-entry="true"/>ELEMENT discriminator<text:alphabetical-index-mark-end text:id="IMark5599508704"/> (extension*, column*, index?, extension*)&gt;</text:p>
      <text:p text:style-name="P6">&lt;!ATTLIST discriminator column CDATA #IMPLIED&gt;</text:p>
      <text:p text:style-name="P6">&lt;!ATTLIST discriminator value CDATA #IMPLIED&gt;</text:p>
      <text:p text:style-name="P6">&lt;!ATTLIST discriminator strategy CDATA #IMPLIED&gt;</text:p>
      <text:p text:style-name="P6">&lt;!ATTLIST discriminator indexed (true|false|unique) #IMPLIED&gt;</text:p>
      <text:p text:style-name="P6"/>
      <text:p text:style-name="P6">&lt;!<text:alphabetical-index-mark-start text:id="IMark5599508704" text:main-entry="true"/>ELEMENT column<text:alphabetical-index-mark-end text:id="IMark5599508704"/> (extension*)&gt;</text:p>
      <text:p text:style-name="P6"><text:soft-page-break/>&lt;!ATTLIST column name CDATA #IMPLIED&gt;</text:p>
      <text:p text:style-name="P6">&lt;!ATTLIST column target CDATA #IMPLIED&gt;</text:p>
      <text:p text:style-name="P6">&lt;!ATTLIST column target-field CDATA #IMPLIED&gt;</text:p>
      <text:p text:style-name="P6">&lt;!ATTLIST column <text:alphabetical-index-mark-start text:id="IMark5599508704" text:main-entry="true"/>jdbc-type<text:alphabetical-index-mark-end text:id="IMark5599508704"/> CDATA #IMPLIED&gt;</text:p>
      <text:p text:style-name="P6">&lt;!ATTLIST column <text:alphabetical-index-mark-start text:id="IMark5599508704" text:main-entry="true"/>sql-type<text:alphabetical-index-mark-end text:id="IMark5599508704"/> CDATA #IMPLIED&gt;</text:p>
      <text:p text:style-name="P6">&lt;!ATTLIST column <text:alphabetical-index-mark-start text:id="IMark5599508704" text:main-entry="true"/>length<text:alphabetical-index-mark-end text:id="IMark5599508704"/> CDATA #IMPLIED&gt;</text:p>
      <text:p text:style-name="P6">&lt;!ATTLIST column <text:alphabetical-index-mark-start text:id="IMark5599508704" text:main-entry="true"/>scale<text:alphabetical-index-mark-end text:id="IMark5599508704"/> CDATA #IMPLIED&gt;</text:p>
      <text:p text:style-name="P6">&lt;!ATTLIST column <text:alphabetical-index-mark-start text:id="IMark5599508704" text:main-entry="true"/>allows-null<text:alphabetical-index-mark-end text:id="IMark5599508704"/> (true|false) #IMPLIED&gt;</text:p>
      <text:p text:style-name="P6">&lt;!ATTLIST column <text:alphabetical-index-mark-start text:id="IMark5599508704" text:main-entry="true"/>default-value<text:alphabetical-index-mark-end text:id="IMark5599508704"/> CDATA #IMPLIED&gt;</text:p>
      <text:p text:style-name="P6">&lt;!ATTLIST column <text:alphabetical-index-mark-start text:id="IMark5599508704" text:main-entry="true"/>insert-value<text:alphabetical-index-mark-end text:id="IMark5599508704"/> CDATA #IMPLIED&gt;</text:p>
      <text:p text:style-name="P8">&lt;!ATTLIST column position CDATA #IMPLIED&gt;</text:p>
      <text:p text:style-name="P6"/>
      <text:p text:style-name="P6">&lt;!<text:alphabetical-index-mark-start text:id="IMark5599508704" text:main-entry="true"/>ELEMENT field<text:alphabetical-index-mark-end text:id="IMark5599508704"/> (extension*, join?, <text:alphabetical-index-mark-start text:id="IMark5231098384" text:main-entry="true"/>embedded<text:alphabetical-index-mark-end text:id="IMark5231098384"/>?, element?, key?, value?, order?, column*, foreign-key?, index?, unique?, extension*)&gt;</text:p>
      <text:p text:style-name="P6">&lt;!ATTLIST field name CDATA #REQUIRED&gt;</text:p>
      <text:p text:style-name="P6">&lt;!ATTLIST field table CDATA #IMPLIED&gt;</text:p>
      <text:p text:style-name="P6">&lt;!ATTLIST field column CDATA #IMPLIED&gt;</text:p>
      <text:p text:style-name="P6">&lt;!ATTLIST field value-strategy CDATA #IMPLIED&gt;</text:p>
      <text:p text:style-name="P6">&lt;!ATTLIST field delete-action (restrict|cascade|null|default|none) #IMPLIED&gt;</text:p>
      <text:p text:style-name="P6">&lt;!ATTLIST field indexed (true|false|unique) #IMPLIED&gt;</text:p>
      <text:p text:style-name="P6">&lt;!ATTLIST field unique (true|false) #IMPLIED&gt;</text:p>
      <text:p text:style-name="P6">&lt;!ATTLIST field sequence CDATA #IMPLIED&gt;</text:p>
      <text:p text:style-name="P6">&lt;!ATTLIST field mapped-by CDATA #IMPLIED&gt;</text:p>
      <text:p text:style-name="P6"/>
      <text:p text:style-name="P6">&lt;!<text:alphabetical-index-mark-start text:id="IMark5231098384" text:main-entry="true"/>ELEMENT foreign-key<text:alphabetical-index-mark-end text:id="IMark5231098384"/> (extension*, (column* | field* | property*), extension*)&gt;</text:p>
      <text:p text:style-name="P6">&lt;!ATTLIST foreign-key table CDATA #IMPLIED&gt;</text:p>
      <text:p text:style-name="P6">&lt;!ATTLIST foreign-key deferred (true|false) #IMPLIED&gt;</text:p>
      <text:p text:style-name="P6">&lt;!ATTLIST foreign-key delete-action (restrict|cascade|null|default|none) ‘restrict’&gt;</text:p>
      <text:p text:style-name="P6">&lt;!ATTLIST foreign-key update-action (restrict|cascade|null|default|none) ‘restrict’&gt;</text:p>
      <text:p text:style-name="P6">&lt;!ATTLIST foreign-key unique (true|false) #IMPLIED&gt;</text:p>
      <text:p text:style-name="P6">&lt;!ATTLIST foreign-key name CDATA #IMPLIED&gt;</text:p>
      <text:p text:style-name="P6"/>
      <text:p text:style-name="P6">&lt;!<text:alphabetical-index-mark-start text:id="IMark5231098384" text:main-entry="true"/>ELEMENT key<text:alphabetical-index-mark-end text:id="IMark5231098384"/> (extension*, <text:alphabetical-index-mark-start text:id="IMark5599508704" text:main-entry="true"/>embedded<text:alphabetical-index-mark-end text:id="IMark5599508704"/>?, column*, foreign-key?, index?, unique?, extension*)&gt;</text:p>
      <text:p text:style-name="P6">&lt;!ATTLIST key column CDATA #IMPLIED&gt;</text:p>
      <text:p text:style-name="P6">&lt;!ATTLIST key table CDATA #IMPLIED&gt;</text:p>
      <text:p text:style-name="P6">&lt;!ATTLIST key delete-action (restrict|cascade|null|default|none) #IMPLIED&gt;</text:p>
      <text:p text:style-name="P6">&lt;!ATTLIST key update-action (restrict|cascade|null|default|none) #IMPLIED&gt;</text:p>
      <text:p text:style-name="P6">&lt;!ATTLIST key indexed (true|false|unique) #IMPLIED&gt;</text:p>
      <text:p text:style-name="P6">&lt;!ATTLIST key unique (true|false) #IMPLIED&gt;</text:p>
      <text:p text:style-name="P6">&lt;!ATTLIST key mapped-by CDATA #IMPLIED&gt;</text:p>
      <text:p text:style-name="P6"/>
      <text:p text:style-name="P6">&lt;!<text:alphabetical-index-mark-start text:id="IMark5599508704" text:main-entry="true"/>ELEMENT value<text:alphabetical-index-mark-end text:id="IMark5599508704"/> (extension*, <text:alphabetical-index-mark-start text:id="IMark5231098384" text:main-entry="true"/>embedded<text:alphabetical-index-mark-end text:id="IMark5231098384"/>?, column*, foreign-key?, index?, unique?, extension*)&gt;</text:p>
      <text:p text:style-name="P6">&lt;!ATTLIST value column CDATA #IMPLIED&gt;</text:p>
      <text:p text:style-name="P6">&lt;!ATTLIST value table CDATA #IMPLIED&gt;</text:p>
      <text:p text:style-name="P6">&lt;!ATTLIST value delete-action (restrict|cascade|null|default|none) #IMPLIED&gt;</text:p>
      <text:p text:style-name="P6">&lt;!ATTLIST value update-action (restrict|cascade|null|default|none) #IMPLIED&gt;</text:p>
      <text:p text:style-name="P6">&lt;!ATTLIST value indexed (true|false|unique) #IMPLIED&gt;</text:p>
      <text:p text:style-name="P6">&lt;!ATTLIST value unique (true|false) #IMPLIED&gt;</text:p>
      <text:p text:style-name="P6">&lt;!ATTLIST value mapped-by CDATA #IMPLIED&gt;</text:p>
      <text:p text:style-name="P6"/>
      <text:p text:style-name="P6">&lt;!<text:alphabetical-index-mark-start text:id="IMark5231098384" text:main-entry="true"/>ELEMENT element<text:alphabetical-index-mark-end text:id="IMark5231098384"/> (extension*, <text:alphabetical-index-mark-start text:id="IMark5599508704" text:main-entry="true"/>embedded<text:alphabetical-index-mark-end text:id="IMark5599508704"/>?, column*, foreign-key?, index?, unique?, extension*)&gt;</text:p>
      <text:p text:style-name="P6"><text:soft-page-break/>&lt;!ATTLIST <text:alphabetical-index-mark-start text:id="IMark5599508704" text:main-entry="true"/>element column<text:alphabetical-index-mark-end text:id="IMark5599508704"/> CDATA #IMPLIED&gt;</text:p>
      <text:p text:style-name="P6">&lt;!ATTLIST element table CDATA #IMPLIED&gt;</text:p>
      <text:p text:style-name="P6">&lt;!ATTLIST element delete-action (restrict|cascade|null|default|none) #IMPLIED&gt;</text:p>
      <text:p text:style-name="P6">&lt;!ATTLIST element update-action (restrict|cascade|null|default|none) #IMPLIED&gt;</text:p>
      <text:p text:style-name="P6">&lt;!ATTLIST element indexed (true|false|unique) #IMPLIED&gt;</text:p>
      <text:p text:style-name="P6">&lt;!ATTLIST <text:alphabetical-index-mark-start text:id="IMark5599508704" text:main-entry="true"/>element unique<text:alphabetical-index-mark-end text:id="IMark5599508704"/> (true|false) #IMPLIED&gt;</text:p>
      <text:p text:style-name="P6">&lt;!ATTLIST element mapped-by CDATA #IMPLIED&gt;</text:p>
      <text:p text:style-name="P6"/>
      <text:p text:style-name="P6">&lt;!<text:alphabetical-index-mark-start text:id="IMark5599508704" text:main-entry="true"/>ELEMENT order<text:alphabetical-index-mark-end text:id="IMark5599508704"/> (extension*, column*, index?, extension*)&gt;</text:p>
      <text:p text:style-name="P6">&lt;!ATTLIST order column CDATA #IMPLIED&gt;</text:p>
      <text:p text:style-name="P6">&lt;!ATTLIST order mapped-by CDATA #IMPLIED&gt;</text:p>
      <text:p text:style-name="P6"/>
      <text:p text:style-name="P6">&lt;!<text:alphabetical-index-mark-start text:id="IMark5599508704" text:main-entry="true"/>ELEMENT <text:alphabetical-index-mark-start text:id="IMark5231098384" text:main-entry="true"/>embedded<text:alphabetical-index-mark-end text:id="IMark5231098384"/><text:alphabetical-index-mark-end text:id="IMark5599508704"/> (extension*, (field|property)*, extension*)&gt;</text:p>
      <text:p text:style-name="P6">&lt;!ATTLIST <text:alphabetical-index-mark-start text:id="IMark5599508704" text:main-entry="true"/>embedded<text:alphabetical-index-mark-end text:id="IMark5599508704"/> owner-field CDATA #IMPLIED&gt;</text:p>
      <text:p text:style-name="P6">&lt;!ATTLIST <text:alphabetical-index-mark-start text:id="IMark5599508704" text:main-entry="true"/>embedded<text:alphabetical-index-mark-end text:id="IMark5599508704"/> null-indicator-column CDATA #IMPLIED&gt;</text:p>
      <text:p text:style-name="P6">&lt;!ATTLIST <text:alphabetical-index-mark-start text:id="IMark5599508704" text:main-entry="true"/>embedded<text:alphabetical-index-mark-end text:id="IMark5599508704"/> null-indicator-value CDATA #IMPLIED&gt;</text:p>
      <text:p text:style-name="P6"/>
      <text:p text:style-name="P6">&lt;!<text:alphabetical-index-mark-start text:id="IMark5599508704" text:main-entry="true"/>ELEMENT sequence<text:alphabetical-index-mark-end text:id="IMark5599508704"/> (extension*)&gt;</text:p>
      <text:p text:style-name="P6">&lt;!ATTLIST sequence name CDATA #REQUIRED&gt;</text:p>
      <text:p text:style-name="P6">&lt;!ATTLIST sequence datastore-sequence CDATA #IMPLIED&gt;</text:p>
      <text:p text:style-name="P6">&lt;!ATTLIST sequence factory-class CDATA #IMPLIED&gt;</text:p>
      <text:p text:style-name="P6">&lt;!ATTLIST sequence strategy (nontransactional|contiguous|noncontiguous) #REQUIRED&gt;</text:p>
      <text:p text:style-name="code">&lt;!ATTLIST sequence allocation-size CDATA #IMPLIED&gt;</text:p>
      <text:p text:style-name="code">&lt;!ATTLIST sequence initial-value CDATA #IMPLIED&gt;</text:p>
      <text:p text:style-name="P6"/>
      <text:p text:style-name="P6">&lt;!<text:alphabetical-index-mark-start text:id="IMark5599508704" text:main-entry="true"/>ELEMENT index<text:alphabetical-index-mark-end text:id="IMark5599508704"/> (extension*, (column* | field* | property*), extension*)&gt;</text:p>
      <text:p text:style-name="P6">&lt;!ATTLIST index name CDATA #IMPLIED&gt;</text:p>
      <text:p text:style-name="P6">&lt;!ATTLIST index table CDATA #IMPLIED&gt;</text:p>
      <text:p text:style-name="P6">&lt;!ATTLIST index unique (true|false) ‘false’&gt;</text:p>
      <text:p text:style-name="P6"/>
      <text:p text:style-name="P6">&lt;!<text:alphabetical-index-mark-start text:id="IMark5599508704" text:main-entry="true"/>ELEMENT query<text:alphabetical-index-mark-end text:id="IMark559950870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599508704" text:main-entry="true"/>ELEMENT unique<text:alphabetical-index-mark-end text:id="IMark5599508704"/> (extension*, (column* | field* | property*), extension*)&gt;</text:p>
      <text:p text:style-name="P6">&lt;!ATTLIST unique name CDATA #IMPLIED&gt;</text:p>
      <text:p text:style-name="P6">&lt;!ATTLIST unique table CDATA #IMPLIED&gt;</text:p>
      <text:p text:style-name="P6">&lt;!ATTLIST unique deferred (true|false) ‘false’&gt;</text:p>
      <text:p text:style-name="P6"/>
      <text:p text:style-name="P6">&lt;!<text:alphabetical-index-mark-start text:id="IMark5599508704" text:main-entry="true"/>ELEMENT extension<text:alphabetical-index-mark-end text:id="IMark5599508704"/> ANY&gt;</text:p>
      <text:p text:style-name="P6">&lt;!ATTLIST extension vendor-name CDATA #REQUIRED&gt;</text:p>
      <text:p text:style-name="P6">&lt;!ATTLIST extension key CDATA #IMPLIED&gt;</text:p>
      <text:p text:style-name="P6">&lt;!ATTLIST extension value CDATA #IMPLIED&gt;</text:p>
      <text:p text:style-name="P6"/>
      <text:p text:style-name="P6"/>
      <text:p text:style-name="P7"/>
      <text:p text:style-name="P15"><draw:frame draw:style-name="fr1" draw:name="23" text:anchor-type="as-char" svg:width="2.7917in" svg:height="0.1346in" draw:z-index="0"><draw:image xlink:href="Pictures/2000000900000FB5000000C9DF37253B.wmf" xlink:type="simple" xlink:show="embed" xlink:actuate="onLoad"/></draw:frame></text:p>
      <text:h text:style-name="P24" text:outline-level="2">The <text:alphabetical-index-mark-start text:id="IMark5599508704" text:main-entry="true"/>jdoquery<text:alphabetical-index-mark-end text:id="IMark5599508704"/> <text:alphabetical-index-mark-start text:id="IMark5231098384" text:main-entry="true"/>Schema Descriptor<text:alphabetical-index-mark-end text:id="IMark5231098384"/></text:h>
      <text:p text:style-name="P16">This describes files stored as .<text:alphabetical-index-mark-start text:id="IMark5231098384" text:main-entry="true"/>jdoquery<text:alphabetical-index-mark-end text:id="IMark5231098384"/> files.</text:p>
      <text:p text:style-name="P16"><text:soft-page-break/>Note: The document type descriptors are descriptive, not normative. The xml schema in the binary distribution is normative.</text:p>
      <text:p text:style-name="P16">JDO vendors must support XSD and might support DTD. If using XSD, the declaration of the <text:alphabetical-index-mark-start text:id="IMark5231098384" text:main-entry="true"/>jdoquery<text:alphabetical-index-mark-end text:id="IMark5231098384"/> element must include the following:</text:p>
      <text:p text:style-name="P4">&lt;?xml version="1.0" encoding="UTF-8" ?&gt;</text:p>
      <text:p text:style-name="P4">&lt;<text:alphabetical-index-mark-start text:id="IMark5231098384" text:main-entry="true"/>jdoquery<text:alphabetical-index-mark-end text:id="IMark5231098384"/> xmlns="http://xmlns.jcp.org/xml/ns/jdo/<text:alphabetical-index-mark-start text:id="IMark5599508704" text:main-entry="true"/>jdoquery<text:alphabetical-index-mark-end text:id="IMark5599508704"/>"</text:p>
      <text:p text:style-name="P4"><text:s text:c="5"/>xmlns:xsi="http://www.w3.org/2001/XMLSchema-instance"</text:p>
      <text:p text:style-name="P4"><text:s text:c="5"/>xsi:schemaLocation="http://xmlns.jcp.org/xml/ns/jdo/<text:alphabetical-index-mark-start text:id="IMark5599508704" text:main-entry="true"/>jdoquery<text:alphabetical-index-mark-end text:id="IMark5599508704"/> </text:p>
      <text:p text:style-name="P4"><text:tab/>http://xmlns.jcp.org/xml/ns/jdo/<text:alphabetical-index-mark-start text:id="IMark5599508704" text:main-entry="true"/>jdoquery<text:alphabetical-index-mark-end text:id="IMark5599508704"/>_3_2.xsd"&gt;</text:p>
      <text:p text:style-name="P16">The document type descriptor is referred by the xml, and must be identified with a DOCTYPE so that the parser can validate the syntax of the metadata file. Either the SYSTEM or PUBLIC form of DOCTYPE can be used.</text:p>
      <text:p text:style-name="P5">•<text:tab/>If SYSTEM is used, the URI must be accessible; a jdo implementation might optimize access for the URI <text:span text:style-name="T1">"http://xmlns.jcp.org/dtd/</text:span><text:alphabetical-index-mark-start text:id="IMark5599508704" text:main-entry="true"/><text:span text:style-name="T1">jdoquery</text:span><text:alphabetical-index-mark-end text:id="IMark5599508704"/><text:span text:style-name="T1">_3_2.dtd"</text:span></text:p>
      <text:p text:style-name="P5">•<text:tab/>If PUBLIC is used, the public id should be <text:span text:style-name="T1">"-//Sun Microsystems, Inc.//DTD Java Data Objects Query Metadata 3.2//EN"</text:span>; a jdo implementation might optimize access for this id.</text:p>
      <text:p text:style-name="P6">&lt;!--</text:p>
      <text:p text:style-name="P6"><text:s text:c="2"/>Licensed to the Apache Software Foundation (ASF) under one or more</text:p>
      <text:p text:style-name="P6"><text:s text:c="2"/>contributor license agreements. <text:s/>See the NOTICE file distributed with</text:p>
      <text:p text:style-name="P6"><text:s text:c="2"/>this work for additional information regarding copyright ownership.</text:p>
      <text:p text:style-name="P6"><text:s text:c="2"/>The ASF licenses this file to You under the Apache License, Version 2.0</text:p>
      <text:p text:style-name="P6"><text:s text:c="2"/>(the “License”); you may not use this file except in compliance with</text:p>
      <text:p text:style-name="P6"><text:s text:c="2"/>the License. <text:s/>You may obtain a copy of the License at</text:p>
      <text:p text:style-name="P6"/>
      <text:p text:style-name="P6"><text:s text:c="6"/>http://www.apache.org/licenses/LICENSE-2.0</text:p>
      <text:p text:style-name="P6"/>
      <text:p text:style-name="P6"><text:s text:c="2"/>Unless required by applicable law or agreed to in writing, software</text:p>
      <text:p text:style-name="P6"><text:s text:c="2"/>distributed under the License is distributed on an “AS IS” BASIS,</text:p>
      <text:p text:style-name="P6"><text:s text:c="2"/>WITHOUT WARRANTIES OR CONDITIONS OF ANY KIND, either express or implied.</text:p>
      <text:p text:style-name="P6"><text:s text:c="2"/>See the License for the specific language governing permissions and</text:p>
      <text:p text:style-name="P6"><text:s text:c="2"/>limitations under the License.</text:p>
      <text:p text:style-name="P6">--&gt;</text:p>
      <text:p text:style-name="P6">&lt;!-- The DOCTYPE should be as follows for <text:alphabetical-index-mark-start text:id="IMark5599508704" text:main-entry="true"/>jdoquery<text:alphabetical-index-mark-end text:id="IMark5599508704"/> documents.</text:p>
      <text:p text:style-name="P6">&lt;!DOCTYPE <text:alphabetical-index-mark-start text:id="IMark5599508704" text:main-entry="true"/>jdoquery<text:alphabetical-index-mark-end text:id="IMark5599508704"/></text:p>
      <text:p text:style-name="P6"><text:s text:c="4"/>PUBLIC “-//Sun Microsystems, Inc.//DTD Java Data Objects Query Metadata 3.2//EN”</text:p>
      <text:p text:style-name="P6"><text:s text:c="4"/>“http://xmlns.jcp.org/dtd/<text:alphabetical-index-mark-start text:id="IMark5599508704" text:main-entry="true"/>jdoquery<text:alphabetical-index-mark-end text:id="IMark5599508704"/>_3_2.dtd”&gt;</text:p>
      <text:p text:style-name="P6">--&gt;</text:p>
      <text:p text:style-name="P6">&lt;!<text:alphabetical-index-mark-start text:id="IMark5599508704" text:main-entry="true"/>ELEMENT <text:alphabetical-index-mark-start text:id="IMark5231098384" text:main-entry="true"/>jdoquery<text:alphabetical-index-mark-end text:id="IMark5231098384"/><text:alphabetical-index-mark-end text:id="IMark5599508704"/> (extension*, (package|query)+, (extension)*)&gt;</text:p>
      <text:p text:style-name="P6"/>
      <text:p text:style-name="P6">&lt;!<text:alphabetical-index-mark-start text:id="IMark5599508704" text:main-entry="true"/>ELEMENT package<text:alphabetical-index-mark-end text:id="IMark5599508704"/> (extension*, (interface|class)+, (extension)*)&gt;</text:p>
      <text:p text:style-name="P6">&lt;!ATTLIST package name CDATA ‘’&gt;</text:p>
      <text:p text:style-name="P6"/>
      <text:p text:style-name="P6">&lt;!<text:alphabetical-index-mark-start text:id="IMark5599508704" text:main-entry="true"/>ELEMENT interface<text:alphabetical-index-mark-end text:id="IMark5599508704"/> (extension*, query+, extension*)&gt;</text:p>
      <text:p text:style-name="P6">&lt;!ATTLIST interface name CDATA #REQUIRED&gt;</text:p>
      <text:p text:style-name="P6"/>
      <text:p text:style-name="P6">&lt;!<text:alphabetical-index-mark-start text:id="IMark5599508704" text:main-entry="true"/>ELEMENT class<text:alphabetical-index-mark-end text:id="IMark5599508704"/> (extension*, query+, extension*)&gt;</text:p>
      <text:p text:style-name="P6"><text:soft-page-break/>&lt;!ATTLIST class name CDATA #REQUIRED&gt;</text:p>
      <text:p text:style-name="P6"/>
      <text:p text:style-name="P6">&lt;!<text:alphabetical-index-mark-start text:id="IMark5599508704" text:main-entry="true"/>ELEMENT query<text:alphabetical-index-mark-end text:id="IMark5599508704"/> (#PCDATA|extension)*&gt;</text:p>
      <text:p text:style-name="P6">&lt;!ATTLIST query name CDATA #REQUIRED&gt;</text:p>
      <text:p text:style-name="P6">&lt;!ATTLIST query language CDATA #IMPLIED&gt;</text:p>
      <text:p text:style-name="P6">&lt;!ATTLIST query unmodifiable (true|false) ‘false’&gt;</text:p>
      <text:p text:style-name="P6">&lt;!ATTLIST query unique (true|false) #IMPLIED&gt;</text:p>
      <text:p text:style-name="P6">&lt;!ATTLIST query result-class CDATA #IMPLIED&gt;</text:p>
      <text:p text:style-name="P6"/>
      <text:p text:style-name="P6">&lt;!<text:alphabetical-index-mark-start text:id="IMark5599508704" text:main-entry="true"/>ELEMENT extension<text:alphabetical-index-mark-end text:id="IMark5599508704"/> ANY&gt;</text:p>
      <text:p text:style-name="P6">&lt;!ATTLIST extension vendor-name CDATA #REQUIRED&gt;</text:p>
      <text:p text:style-name="P6">&lt;!ATTLIST extension key CDATA #IMPLIED&gt;</text:p>
      <text:p text:style-name="P6">&lt;!ATTLIST extension value CDATA #IMPLIED&gt;</text:p>
      <text:p text:style-name="P6"/>
      <text:p text:style-name="P15"><draw:frame draw:style-name="fr1" draw:name="24" text:anchor-type="as-char" svg:width="2.7917in" svg:height="0.1346in" draw:z-index="0"><draw:image xlink:href="Pictures/2000000900000FB5000000C9DF37253B.wmf" xlink:type="simple" xlink:show="embed" xlink:actuate="onLoad"/></draw:frame></text:p>
      <text:h text:style-name="P24" text:outline-level="2">Example XML file</text:h>
      <text:p text:style-name="P16">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6">In directory <text:span text:style-name="T1">com/xyz</text:span>, a file named <text:span text:style-name="T1">hr.jdo</text:span> contains:</text:p>
      <text:p text:style-name="P6">&lt;?xml version="1.0" encoding="UTF-8"?&gt;</text:p>
      <text:p text:style-name="P6">&lt;!DOCTYPE jdo SYSTEM "jdo.dtd"&gt;</text:p>
      <text:p text:style-name="P6">&lt;jdo&gt;</text:p>
      <text:p text:style-name="P6">&lt;package name="com.xyz.hr"&gt;</text:p>
      <text:p text:style-name="P6">&lt;class name="Employee" identity-type="application"&gt;</text:p>
      <text:p text:style-name="P6">&lt;field name="name" primary-key="true"&gt;</text:p>
      <text:p text:style-name="P6">&lt;extension vendor-name="sunw" key="index" value="btree"/&gt;</text:p>
      <text:p text:style-name="P6">&lt;/field&gt;</text:p>
      <text:p text:style-name="P6">&lt;field name="salary" default-fetch-group="true"/&gt;</text:p>
      <text:p text:style-name="P6">&lt;field name="dept"&gt;</text:p>
      <text:p text:style-name="P6">&lt;extension vendor-name="sunw" key="inverse" value="emps"/&gt;</text:p>
      <text:p text:style-name="P6">&lt;/field&gt;</text:p>
      <text:p text:style-name="P6">&lt;field name="boss"/&gt;</text:p>
      <text:p text:style-name="P6">&lt;/class&gt;</text:p>
      <text:p text:style-name="P6">&lt;class name="Department" identity-type="application" objectid-class="DepartmentKey"&gt;</text:p>
      <text:p text:style-name="P6">&lt;field name="name" primary-key="true"/&gt;</text:p>
      <text:p text:style-name="P6">&lt;field name="emps"&gt;</text:p>
      <text:p text:style-name="P6">&lt;collection element-type="Employee"&gt;</text:p>
      <text:p text:style-name="P6">&lt;extension vendor-name="sunw" key="element-inverse" value="dept"/&gt;</text:p>
      <text:p text:style-name="P6">&lt;/collection&gt;</text:p>
      <text:p text:style-name="P6">&lt;/field&gt;</text:p>
      <text:p text:style-name="P6">&lt;/class&gt;</text:p>
      <text:p text:style-name="P6">&lt;/package&gt;</text:p>
      <text:p text:style-name="P6">&lt;/jdo&g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ourier New3" svg:font-family="'Courier New'" style:font-adornments="Regular"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4"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8</meta:editing-cycles>
    <meta:creation-date>2012-06-24T16:00:19.36</meta:creation-date>
    <meta:editing-duration>P4DT16H5M7S</meta:editing-duration>
    <meta:generator>OpenOffice/4.1.2$Unix OpenOffice.org_project/412m3$Build-9782</meta:generator>
    <dc:title>JDO_Chapter</dc:title>
    <dc:date>2021-06-10T16:03:19</dc:date>
    <dc:creator>Craig Russell</dc:creator>
    <meta:document-statistic meta:table-count="1" meta:image-count="24" meta:object-count="0" meta:page-count="33" meta:paragraph-count="890" meta:word-count="11661" meta:character-count="8240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